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5.106cm" fo:min-width="0.813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9cm" fo:min-width="0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703cm" fo:min-width="0.77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669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99ccff" draw:textarea-horizontal-align="justify" draw:textarea-vertical-align="middle" draw:auto-grow-height="false" fo:min-height="1.303cm" fo:min-width="16.928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987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b3b3b3" draw:textarea-horizontal-align="justify" draw:textarea-vertical-align="middle" draw:auto-grow-height="false" fo:min-height="0.386cm" fo:min-width="0.136cm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0.453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99cm" fo:min-width="0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.088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solid" draw:fill-color="#4c4c4c" draw:textarea-horizontal-align="left" draw:textarea-vertical-align="top" draw:auto-grow-height="false" fo:min-height="7.264cm" fo:min-width="9.554cm" fo:padding-top="0.178cm" fo:padding-bottom="0.178cm" fo:padding-left="0.303cm" fo:padding-right="0.303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b3b3b3" draw:textarea-horizontal-align="justify" draw:textarea-vertical-align="middle" draw:auto-grow-height="false" fo:min-height="0.352cm" fo:min-width="0.102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65cm" fo:min-width="0cm" fo:padding-top="0.142cm" fo:padding-bottom="0.142cm" fo:padding-left="0.267cm" fo:padding-right="0.267cm" loext:decorative="false"/>
    </style:style>
    <style:style style:name="gr17" style:family="graphic" style:parent-style-name="standard" style:list-style-name="L1">
      <style:graphic-properties svg:stroke-width="0.106cm" svg:stroke-color="#000000" draw:marker-start-width="0.359cm" draw:marker-end-width="0.359cm" draw:fill="solid" draw:fill-color="#4c4c4c" draw:textarea-horizontal-align="left" draw:textarea-vertical-align="top" draw:auto-grow-height="false" fo:min-height="11.392cm" fo:min-width="11.776cm" fo:padding-top="0.178cm" fo:padding-bottom="0.178cm" fo:padding-left="0.303cm" fo:padding-right="0.303cm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106cm" svg:stroke-color="#000000" draw:marker-start-width="0.359cm" draw:marker-end-width="0.359cm" draw:fill="solid" draw:fill-color="#4c4c4c" draw:textarea-horizontal-align="left" draw:textarea-vertical-align="top" draw:auto-grow-height="false" fo:min-height="11.392cm" fo:min-width="11.776cm" fo:padding-top="0.178cm" fo:padding-bottom="0.178cm" fo:padding-left="0.303cm" fo:padding-right="0.303cm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106cm" svg:stroke-color="#000000" draw:marker-start-width="0.359cm" draw:marker-end-width="0.359cm" draw:fill="solid" draw:fill-color="#4c4c4c" draw:textarea-horizontal-align="left" draw:textarea-vertical-align="top" draw:auto-grow-height="false" fo:min-height="11.392cm" fo:min-width="11.776cm" fo:padding-top="0.178cm" fo:padding-bottom="0.178cm" fo:padding-left="0.303cm" fo:padding-right="0.303cm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106cm" svg:stroke-color="#000000" draw:marker-start-width="0.359cm" draw:marker-end-width="0.359cm" draw:fill="solid" draw:fill-color="#4c4c4c" draw:textarea-horizontal-align="left" draw:textarea-vertical-align="top" draw:auto-grow-height="false" fo:min-height="11.392cm" fo:min-width="11.776cm" fo:padding-top="0.178cm" fo:padding-bottom="0.178cm" fo:padding-left="0.303cm" fo:padding-right="0.303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4.243cm" fo:min-width="0.599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4.243cm" fo:min-width="0.598cm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27cm" fo:min-width="0cm" loext:decorative="false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28cm" fo:min-width="0cm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517cm" fo:min-width="0.533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4.242cm" fo:min-width="0.598cm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516cm" fo:min-width="0.533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516cm" fo:min-width="0.532cm" fo:padding-top="0.142cm" fo:padding-bottom="0.142cm" fo:padding-left="0.267cm" fo:padding-right="0.267cm" style:writing-mode="lr-tb" loext:decorative="false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666666"/>
      <style:paragraph-properties fo:text-align="center" style:writing-mode="lr-tb"/>
    </style:style>
    <style:style style:name="P6" style:family="paragraph">
      <loext:graphic-properties draw:fill="solid" draw:fill-color="#99ccff"/>
      <style:paragraph-properties fo:text-align="center" style:writing-mode="lr-tb"/>
    </style:style>
    <style:style style:name="P7" style:family="paragraph">
      <loext:graphic-properties draw:fill="solid" draw:fill-color="#b3b3b3"/>
      <style:paragraph-properties fo:text-align="center"/>
    </style:style>
    <style:style style:name="P8" style:family="paragraph">
      <style:paragraph-properties fo:text-align="center"/>
      <style:text-properties fo:font-size="16pt"/>
    </style:style>
    <style:style style:name="P9" style:family="paragraph">
      <loext:graphic-properties draw:fill="none"/>
      <style:paragraph-properties fo:text-align="center"/>
      <style:text-properties fo:font-size="16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loext:graphic-properties draw:fill="solid" draw:fill-color="#4c4c4c"/>
      <style:paragraph-properties fo:margin-top="0.42cm" fo:margin-bottom="0.35cm" fo:text-align="start"/>
      <style:text-properties style:font-name="Courier New" fo:font-size="10pt" style:font-size-asian="10pt" style:font-size-complex="10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solid" draw:fill-color="#666666"/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99ccff"/>
      <style:paragraph-properties fo:text-align="center" style:writing-mode="lr-tb"/>
      <style:text-properties fo:font-size="18pt"/>
    </style:style>
    <style:style style:name="P16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17" style:family="paragraph">
      <loext:graphic-properties draw:fill="solid" draw:fill-color="#4c4c4c"/>
      <style:paragraph-properties fo:margin-left="0cm" fo:margin-right="0cm" fo:margin-top="0.42cm" fo:margin-bottom="0.35cm" fo:line-height="100%" fo:text-align="start" fo:text-indent="0cm"/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style:letter-kerning="true" style:font-name-asian="Microsoft YaHei" style:font-size-asian="10pt" style:font-style-asian="normal" style:font-name-complex="Lucida Sans" style:font-size-complex="10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7.62cm" svg:x="0.95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2.54cm" svg:x2="5.397cm" svg:y2="2.54cm">
          <text:p/>
        </draw:line>
        <draw:line draw:style-name="gr2" draw:text-style-name="P2" draw:layer="layout" svg:x1="1.905cm" svg:y1="3.81cm" svg:x2="5.397cm" svg:y2="3.81cm">
          <text:p/>
        </draw:line>
        <draw:line draw:style-name="gr2" draw:text-style-name="P2" draw:layer="layout" svg:x1="1.905cm" svg:y1="5.08cm" svg:x2="5.397cm" svg:y2="3.81cm">
          <text:p/>
        </draw:line>
        <draw:line draw:style-name="gr2" draw:text-style-name="P2" draw:layer="layout" svg:x1="1.905cm" svg:y1="6.35cm" svg:x2="5.397cm" svg:y2="5.08cm">
          <text:p/>
        </draw:line>
        <draw:custom-shape draw:style-name="gr3" draw:text-style-name="P3" draw:layer="layout" svg:width="0.635cm" svg:height="0.635cm" svg:x="1.58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0.953cm" svg:x="1.27cm" svg:y="0.952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7cm" svg:height="0.953cm" svg:x="4.762cm" svg:y="0.952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.462cm" svg:height="1.587cm" svg:x="7.62cm" svg:y="0.318cm">
          <text:p text:style-name="P4">An <text:span text:style-name="T1">X</text:span> may be related to <text:span text:style-name="T1">0 or 1</text:span> <text:span text:style-name="T1">Y</text:span>s.</text:p>
          <text:p text:style-name="P4">A <text:span text:style-name="T1">Y</text:span> may be related to any number (<text:span text:style-name="T1">0 or more</text:span>) <text:span text:style-name="T1">X</text:span>s.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1cm" svg:x="7.621cm" svg:y="3.81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7cm" svg:y="3.811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0.16cm" svg:y="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8.89cm" svg:y1="4.446cm" svg:x2="10.16cm" svg:y2="4.446cm">
          <text:p/>
        </draw:line>
        <draw:line draw:style-name="gr10" draw:text-style-name="P2" draw:layer="layout" svg:x1="11.43cm" svg:y1="4.446cm" svg:x2="12.7cm" svg:y2="4.446cm">
          <text:p/>
        </draw:line>
        <draw:custom-shape draw:style-name="gr11" draw:text-style-name="P9" draw:layer="layout" svg:width="0.953cm" svg:height="0.635cm" svg:x="8.89cm" svg:y="4.128cm">
          <text:p text:style-name="P8">N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1cm" svg:x="7.62cm" svg:y="6.985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699cm" svg:y="6.986cm">
          <text:p text:style-name="P4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89cm" svg:y1="7.621cm" svg:x2="12.7cm" svg:y2="7.621cm">
          <text:p/>
        </draw:line>
        <draw:custom-shape draw:style-name="gr11" draw:text-style-name="P9" draw:layer="layout" svg:width="0.953cm" svg:height="0.635cm" svg:x="8.889cm" svg:y="7.303cm">
          <text:p text:style-name="P8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6cm" svg:y="7.303cm">
          <text:p text:style-name="P8"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7.303cm" svg:x2="9.208cm" svg:y2="7.621cm">
          <text:p/>
        </draw:line>
        <draw:line draw:style-name="gr10" draw:text-style-name="P2" draw:layer="layout" svg:x1="8.89cm" svg:y1="7.938cm" svg:x2="9.208cm" svg:y2="7.621cm">
          <text:p/>
        </draw:line>
        <draw:line draw:style-name="gr10" draw:text-style-name="P2" draw:layer="layout" svg:x1="12.383cm" svg:y1="7.303cm" svg:x2="12.383cm" svg:y2="7.938cm">
          <text:p/>
        </draw:line>
        <draw:custom-shape draw:style-name="gr12" draw:text-style-name="P10" draw:layer="layout" svg:width="0.635cm" svg:height="0.635cm" svg:x="9.208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27cm" svg:height="1.271cm" svg:x="7.621cm" svg:y="10.161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7cm" svg:y="10.162cm">
          <text:p text:style-name="P4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10.797cm" svg:x2="12.701cm" svg:y2="10.797cm">
          <text:p/>
        </draw:line>
        <draw:custom-shape draw:style-name="gr11" draw:text-style-name="P9" draw:layer="layout" svg:width="0.953cm" svg:height="0.635cm" svg:x="8.89cm" svg:y="10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8.89cm" svg:y="10.161cm">
          <text:p text:style-name="P8">0..*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11.112cm" svg:y="10.161cm">
          <text:p text:style-name="P8">0..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7.62cm" svg:x="14.922cm" svg:y="3.81cm">
          <text:p text:style-name="P11"><text:span text:style-name="T1">CREATE TABLE</text:span> X (<text:line-break/> <text:s/>id <text:span text:style-name="T1">INT PRIMARY KEY</text:span>,    <text:line-break/> <text:s/>y_id<text:span text:style-name="T1"> INT REFERENCES</text:span> Y(id)<text:line-break/>);<text:line-break/><text:line-break/><text:span text:style-name="T1">CREATE TABLE</text:span> Y (    <text:line-break/> <text:s/>id<text:span text:style-name="T1"> INT PRIMARY KEY</text:span><text:line-break/>); 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.905cm" svg:height="7.62cm" svg:x="0.95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2.54cm" svg:x2="5.397cm" svg:y2="2.54cm">
          <text:p/>
        </draw:line>
        <draw:line draw:style-name="gr2" draw:text-style-name="P2" draw:layer="layout" svg:x1="1.905cm" svg:y1="3.81cm" svg:x2="5.397cm" svg:y2="3.81cm">
          <text:p/>
        </draw:line>
        <draw:line draw:style-name="gr2" draw:text-style-name="P2" draw:layer="layout" svg:x1="1.905cm" svg:y1="5.08cm" svg:x2="5.397cm" svg:y2="7.62cm">
          <text:p/>
        </draw:line>
        <draw:line draw:style-name="gr2" draw:text-style-name="P2" draw:layer="layout" svg:x1="1.905cm" svg:y1="6.35cm" svg:x2="5.397cm" svg:y2="5.08cm">
          <text:p/>
        </draw:line>
        <draw:custom-shape draw:style-name="gr3" draw:text-style-name="P3" draw:layer="layout" svg:width="0.635cm" svg:height="0.635cm" svg:x="1.58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7cm" svg:height="0.953cm" svg:x="1.27cm" svg:y="0.952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7cm" svg:height="0.953cm" svg:x="4.762cm" svg:y="0.952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.462cm" svg:height="1.587cm" svg:x="7.62cm" svg:y="0.318cm">
          <text:p text:style-name="P4">An <text:span text:style-name="T1">X</text:span> may be related to <text:span text:style-name="T1">0 </text:span><text:span text:style-name="T1">o</text:span><text:span text:style-name="T1">r </text:span><text:span text:style-name="T1">1</text:span> <text:span text:style-name="T1">Y</text:span>s.</text:p>
          <text:p text:style-name="P4">A <text:span text:style-name="T1">Y</text:span> may be related to <text:span text:style-name="T1">0 </text:span><text:span text:style-name="T1">o</text:span><text:span text:style-name="T1">r </text:span><text:span text:style-name="T1">1</text:span> <text:span text:style-name="T1">X</text:span>s.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1cm" svg:x="7.621cm" svg:y="3.81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7cm" svg:y="3.811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10.16cm" svg:y="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8.89cm" svg:y1="4.446cm" svg:x2="10.16cm" svg:y2="4.446cm">
          <text:p/>
        </draw:line>
        <draw:line draw:style-name="gr10" draw:text-style-name="P2" draw:layer="layout" svg:x1="11.43cm" svg:y1="4.446cm" svg:x2="12.7cm" svg:y2="4.446cm">
          <text:p/>
        </draw:line>
        <draw:custom-shape draw:style-name="gr11" draw:text-style-name="P9" draw:layer="layout" svg:width="0.953cm" svg:height="0.635cm" svg:x="8.89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1cm" svg:x="7.62cm" svg:y="6.985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699cm" svg:y="6.986cm">
          <text:p text:style-name="P4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89cm" svg:y1="7.621cm" svg:x2="12.7cm" svg:y2="7.621cm">
          <text:p/>
        </draw:line>
        <draw:custom-shape draw:style-name="gr11" draw:text-style-name="P9" draw:layer="layout" svg:width="0.953cm" svg:height="0.635cm" svg:x="8.889cm" svg:y="7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6cm" svg:y="7.30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207cm" svg:y1="7.937cm" svg:x2="9.207cm" svg:y2="7.302cm">
          <text:p/>
        </draw:line>
        <draw:line draw:style-name="gr10" draw:text-style-name="P2" draw:layer="layout" svg:x1="12.383cm" svg:y1="7.303cm" svg:x2="12.383cm" svg:y2="7.938cm">
          <text:p/>
        </draw:line>
        <draw:custom-shape draw:style-name="gr7" draw:text-style-name="P5" draw:layer="layout" svg:width="1.27cm" svg:height="1.271cm" svg:x="7.621cm" svg:y="10.161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7cm" svg:y="10.162cm">
          <text:p text:style-name="P4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10.797cm" svg:x2="12.701cm" svg:y2="10.797cm">
          <text:p/>
        </draw:line>
        <draw:custom-shape draw:style-name="gr11" draw:text-style-name="P9" draw:layer="layout" svg:width="0.953cm" svg:height="0.635cm" svg:x="8.89cm" svg:y="10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8.89cm" svg:y="10.161cm">
          <text:p text:style-name="P8">0..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11.112cm" svg:y="10.161cm">
          <text:p text:style-name="P8">0..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7.62cm" svg:x="14.922cm" svg:y="3.81cm">
          <text:p text:style-name="P11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T</text:span><text:span text:style-name="T1">A</text:span><text:span text:style-name="T1">B</text:span><text:span text:style-name="T1">L</text:span><text:span text:style-name="T1">E</text:span> X (<text:line-break/> <text:s/>id <text:span text:style-name="T1">I</text:span><text:span text:style-name="T1">N</text:span><text:span text:style-name="T1">T</text:span><text:span text:style-name="T1"> </text:span><text:span text:style-name="T1">P</text:span><text:span text:style-name="T1">R</text:span><text:span text:style-name="T1">I</text:span><text:span text:style-name="T1">M</text:span><text:span text:style-name="T1">A</text:span><text:span text:style-name="T1">R</text:span><text:span text:style-name="T1">Y</text:span><text:span text:style-name="T1"> </text:span><text:span text:style-name="T1">K</text:span><text:span text:style-name="T1">E</text:span><text:span text:style-name="T1">Y</text:span>,    <text:line-break/> <text:s/>y_id<text:span text:style-name="T1"> </text:span><text:span text:style-name="T1">I</text:span><text:span text:style-name="T1">N</text:span><text:span text:style-name="T1">T</text:span><text:span text:style-name="T1"> </text:span><text:span text:style-name="T1">U</text:span><text:span text:style-name="T1">N</text:span><text:span text:style-name="T1">I</text:span><text:span text:style-name="T1">Q</text:span><text:span text:style-name="T1">U</text:span><text:span text:style-name="T1">E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 Y(id)<text:line-break/>);<text:line-break/><text:line-break/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T</text:span><text:span text:style-name="T1">A</text:span><text:span text:style-name="T1">B</text:span><text:span text:style-name="T1">L</text:span><text:span text:style-name="T1">E</text:span> Y (    <text:line-break/> <text:s/>id<text:span text:style-name="T1"> </text:span><text:span text:style-name="T1">I</text:span><text:span text:style-name="T1">N</text:span><text:span text:style-name="T1">T</text:span><text:span text:style-name="T1"> </text:span><text:span text:style-name="T1">P</text:span><text:span text:style-name="T1">R</text:span><text:span text:style-name="T1">I</text:span><text:span text:style-name="T1">M</text:span><text:span text:style-name="T1">A</text:span><text:span text:style-name="T1">R</text:span><text:span text:style-name="T1">Y</text:span><text:span text:style-name="T1"> </text:span><text:span text:style-name="T1">K</text:span><text:span text:style-name="T1">E</text:span><text:span text:style-name="T1">Y</text:span><text:line-break/>); 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10" draw:text-style-name="P2" draw:layer="layout" svg:x1="8.89cm" svg:y1="4.545cm" svg:x2="10.477cm" svg:y2="4.545cm">
          <text:p/>
        </draw:line>
        <draw:line draw:style-name="gr10" draw:text-style-name="P2" draw:layer="layout" svg:x1="8.891cm" svg:y1="4.345cm" svg:x2="10.478cm" svg:y2="4.345cm">
          <text:p/>
        </draw:line>
        <draw:custom-shape draw:style-name="gr1" draw:text-style-name="P1" draw:layer="layout" svg:width="1.905cm" svg:height="7.62cm" svg:x="0.95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2.54cm" svg:x2="5.397cm" svg:y2="2.54cm">
          <text:p/>
        </draw:line>
        <draw:line draw:style-name="gr2" draw:text-style-name="P2" draw:layer="layout" svg:x1="1.905cm" svg:y1="3.81cm" svg:x2="5.397cm" svg:y2="3.81cm">
          <text:p/>
        </draw:line>
        <draw:line draw:style-name="gr2" draw:text-style-name="P2" draw:layer="layout" svg:x1="1.905cm" svg:y1="5.08cm" svg:x2="5.397cm" svg:y2="3.81cm">
          <text:p/>
        </draw:line>
        <draw:line draw:style-name="gr2" draw:text-style-name="P2" draw:layer="layout" svg:x1="1.905cm" svg:y1="6.35cm" svg:x2="5.397cm" svg:y2="5.08cm">
          <text:p/>
        </draw:line>
        <draw:custom-shape draw:style-name="gr3" draw:text-style-name="P3" draw:layer="layout" svg:width="0.635cm" svg:height="0.635cm" svg:x="1.58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0.952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0.952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1cm" svg:y="3.8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3.811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10.16cm" svg:y="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1.43cm" svg:y1="4.446cm" svg:x2="12.7cm" svg:y2="4.446cm">
          <text:p/>
        </draw:line>
        <draw:custom-shape draw:style-name="gr11" draw:text-style-name="P9" draw:layer="layout" svg:width="0.953cm" svg:height="0.635cm" svg:x="8.89cm" svg:y="4.128cm">
          <text:p text:style-name="P8">N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cm" svg:y="6.985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699cm" svg:y="6.986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89cm" svg:y1="7.621cm" svg:x2="12.7cm" svg:y2="7.621cm">
          <text:p/>
        </draw:line>
        <draw:custom-shape draw:style-name="gr11" draw:text-style-name="P9" draw:layer="layout" svg:width="0.953cm" svg:height="0.635cm" svg:x="8.889cm" svg:y="7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6cm" svg:y="7.30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7.303cm" svg:x2="9.208cm" svg:y2="7.621cm">
          <text:p/>
        </draw:line>
        <draw:line draw:style-name="gr10" draw:text-style-name="P2" draw:layer="layout" svg:x1="8.89cm" svg:y1="7.938cm" svg:x2="9.208cm" svg:y2="7.621cm">
          <text:p/>
        </draw:line>
        <draw:line draw:style-name="gr10" draw:text-style-name="P2" draw:layer="layout" svg:x1="12.383cm" svg:y1="7.303cm" svg:x2="12.383cm" svg:y2="7.938cm">
          <text:p/>
        </draw:line>
        <draw:custom-shape draw:style-name="gr7" draw:text-style-name="P14" draw:layer="layout" svg:width="1.27cm" svg:height="1.271cm" svg:x="7.621cm" svg:y="10.16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10.162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10.797cm" svg:x2="12.701cm" svg:y2="10.797cm">
          <text:p/>
        </draw:line>
        <draw:custom-shape draw:style-name="gr11" draw:text-style-name="P9" draw:layer="layout" svg:width="0.953cm" svg:height="0.635cm" svg:x="8.89cm" svg:y="10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8.89cm" svg:y="10.161cm">
          <text:p text:style-name="P8">0..*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11.112cm" svg:y="10.161cm">
          <text:p text:style-name="P8">1..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7.62cm" svg:x="14.922cm" svg:y="3.81cm">
          <text:p text:style-name="P11"><text:span text:style-name="T1">CREA</text:span><text:span text:style-name="T1">TE </text:span><text:span text:style-name="T1">TABL</text:span><text:span text:style-name="T1">E</text:span> X (<text:line-break/> <text:s/>id <text:span text:style-name="T1">INT </text:span><text:span text:style-name="T1">PRIM</text:span><text:span text:style-name="T1">ARY </text:span><text:span text:style-name="T1">KEY</text:span>,    <text:line-break/> <text:s/>y_id<text:span text:style-name="T1"> </text:span><text:span text:style-name="T1">INT </text:span><text:span text:style-name="T1">NOT </text:span><text:span text:style-name="T1">NULL </text:span><text:span text:style-name="T1">REFE</text:span><text:span text:style-name="T1">RENC</text:span><text:span text:style-name="T1">ES</text:span> Y(id)<text:line-break/>);<text:line-break/><text:line-break/><text:span text:style-name="T1">CREA</text:span><text:span text:style-name="T1">TE </text:span><text:span text:style-name="T1">TABL</text:span><text:span text:style-name="T1">E</text:span> Y (    <text:line-break/> <text:s/>id<text:span text:style-name="T1"> </text:span><text:span text:style-name="T1">INT </text:span><text:span text:style-name="T1">PRIM</text:span><text:span text:style-name="T1">ARY </text:span><text:span text:style-name="T1">KEY</text:span><text:line-break/>); 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7.62cm" svg:x2="5.397cm" svg:y2="6.35cm">
          <text:p/>
        </draw:line>
        <draw:line draw:style-name="gr10" draw:text-style-name="P2" draw:layer="layout" svg:x1="9.525cm" svg:y1="7.302cm" svg:x2="9.525cm" svg:y2="7.937cm">
          <text:p/>
        </draw:line>
        <draw:custom-shape draw:style-name="gr3" draw:text-style-name="P3" draw:layer="layout" svg:width="0.635cm" svg:height="0.635cm" svg:x="1.58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17.462cm" svg:height="1.587cm" svg:x="7.62cm" svg:y="0.318cm">
          <text:p text:style-name="P13">An <text:span text:style-name="T1">X</text:span> must be related to <text:span text:style-name="T1">ex</text:span><text:span text:style-name="T1">act</text:span><text:span text:style-name="T1">ly</text:span> <text:span text:style-name="T1">1</text:span> <text:span text:style-name="T1">Y</text:span>.</text:p>
          <text:p text:style-name="P13">A <text:span text:style-name="T1">Y</text:span> may be related to any number (<text:span text:style-name="T1">0 </text:span><text:span text:style-name="T1">or </text:span><text:span text:style-name="T1">mo</text:span><text:span text:style-name="T1">re</text:span>) <text:span text:style-name="T1">X</text:span>s.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10" draw:text-style-name="P2" draw:layer="layout" svg:x1="8.89cm" svg:y1="4.545cm" svg:x2="10.477cm" svg:y2="4.545cm">
          <text:p/>
        </draw:line>
        <draw:line draw:style-name="gr10" draw:text-style-name="P2" draw:layer="layout" svg:x1="8.891cm" svg:y1="4.345cm" svg:x2="10.478cm" svg:y2="4.345cm">
          <text:p/>
        </draw:line>
        <draw:custom-shape draw:style-name="gr1" draw:text-style-name="P1" draw:layer="layout" svg:width="1.905cm" svg:height="7.62cm" svg:x="0.95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2.54cm" svg:x2="5.397cm" svg:y2="2.54cm">
          <text:p/>
        </draw:line>
        <draw:line draw:style-name="gr2" draw:text-style-name="P2" draw:layer="layout" svg:x1="1.905cm" svg:y1="3.81cm" svg:x2="5.397cm" svg:y2="3.81cm">
          <text:p/>
        </draw:line>
        <draw:line draw:style-name="gr2" draw:text-style-name="P2" draw:layer="layout" svg:x1="1.905cm" svg:y1="5.08cm" svg:x2="5.397cm" svg:y2="7.62cm">
          <text:p/>
        </draw:line>
        <draw:line draw:style-name="gr2" draw:text-style-name="P2" draw:layer="layout" svg:x1="1.905cm" svg:y1="6.35cm" svg:x2="5.397cm" svg:y2="5.08cm">
          <text:p/>
        </draw:line>
        <draw:custom-shape draw:style-name="gr3" draw:text-style-name="P3" draw:layer="layout" svg:width="0.635cm" svg:height="0.635cm" svg:x="1.58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7cm" svg:height="0.953cm" svg:x="1.27cm" svg:y="0.952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7cm" svg:height="0.953cm" svg:x="4.762cm" svg:y="0.952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1cm" svg:x="7.621cm" svg:y="3.81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7cm" svg:y="3.811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10.16cm" svg:y="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1.43cm" svg:y1="4.446cm" svg:x2="12.7cm" svg:y2="4.446cm">
          <text:p/>
        </draw:line>
        <draw:custom-shape draw:style-name="gr11" draw:text-style-name="P9" draw:layer="layout" svg:width="0.953cm" svg:height="0.635cm" svg:x="8.89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271cm" svg:x="7.62cm" svg:y="6.985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699cm" svg:y="6.986cm">
          <text:p text:style-name="P4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89cm" svg:y1="7.621cm" svg:x2="12.7cm" svg:y2="7.621cm">
          <text:p/>
        </draw:line>
        <draw:custom-shape draw:style-name="gr11" draw:text-style-name="P9" draw:layer="layout" svg:width="0.953cm" svg:height="0.635cm" svg:x="8.889cm" svg:y="7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6cm" svg:y="7.30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383cm" svg:y1="7.303cm" svg:x2="12.383cm" svg:y2="7.938cm">
          <text:p/>
        </draw:line>
        <draw:custom-shape draw:style-name="gr7" draw:text-style-name="P5" draw:layer="layout" svg:width="1.27cm" svg:height="1.271cm" svg:x="7.621cm" svg:y="10.161cm">
          <text:p text:style-name="P4">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1.27cm" svg:x="12.7cm" svg:y="10.162cm">
          <text:p text:style-name="P4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10.797cm" svg:x2="12.701cm" svg:y2="10.797cm">
          <text:p/>
        </draw:line>
        <draw:custom-shape draw:style-name="gr11" draw:text-style-name="P9" draw:layer="layout" svg:width="0.953cm" svg:height="0.635cm" svg:x="8.89cm" svg:y="10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8.89cm" svg:y="10.161cm">
          <text:p text:style-name="P8">0..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11.112cm" svg:y="10.161cm">
          <text:p text:style-name="P8">1..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7.62cm" svg:x="14.922cm" svg:y="3.81cm">
          <text:p text:style-name="P11"><text:span text:style-name="T1">CREATE TABLE</text:span> X (<text:line-break/> <text:s/>id <text:span text:style-name="T1">INT PRIMARY KEY</text:span>,    <text:line-break/> <text:s/>y_id<text:span text:style-name="T1"> INT NOT NULL <text:s/>UNIQUE REFERENCES</text:span> Y(id)<text:line-break/>);<text:line-break/><text:line-break/><text:span text:style-name="T1">CREATE TABLE</text:span> Y (    <text:line-break/> <text:s/>id<text:span text:style-name="T1"> INT PRIMARY KEY</text:span><text:line-break/>); 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125cm" svg:y1="7.302cm" svg:x2="9.125cm" svg:y2="7.937cm">
          <text:p/>
        </draw:line>
        <draw:custom-shape draw:style-name="gr3" draw:text-style-name="P3" draw:layer="layout" svg:width="0.635cm" svg:height="0.635cm" svg:x="5.08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325cm" svg:y1="7.303cm" svg:x2="9.325cm" svg:y2="7.938cm">
          <text:p/>
        </draw:line>
        <draw:custom-shape draw:style-name="gr6" draw:text-style-name="P6" draw:layer="layout" svg:width="17.462cm" svg:height="1.587cm" svg:x="7.62cm" svg:y="0.318cm">
          <text:p text:style-name="P4">An <text:span text:style-name="T1">X</text:span> must be related to <text:span text:style-name="T1">exactly 1</text:span> <text:span text:style-name="T1">Y</text:span>.</text:p>
          <text:p text:style-name="P4">A <text:span text:style-name="T1">Y</text:span> may be related to <text:span text:style-name="T1">0 or 1</text:span> <text:span text:style-name="T1">X</text:span>s.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0" draw:text-style-name="P2" draw:layer="layout" svg:x1="11.09cm" svg:y1="4.545cm" svg:x2="12.677cm" svg:y2="4.545cm">
          <text:p/>
        </draw:line>
        <draw:line draw:style-name="gr10" draw:text-style-name="P2" draw:layer="layout" svg:x1="11.091cm" svg:y1="4.345cm" svg:x2="12.678cm" svg:y2="4.345cm">
          <text:p/>
        </draw:line>
        <draw:custom-shape draw:style-name="gr1" draw:text-style-name="P1" draw:layer="layout" svg:width="1.905cm" svg:height="7.62cm" svg:x="0.95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2.54cm" svg:x2="5.397cm" svg:y2="2.54cm">
          <text:p/>
        </draw:line>
        <draw:line draw:style-name="gr2" draw:text-style-name="P2" draw:layer="layout" svg:x1="1.905cm" svg:y1="3.81cm" svg:x2="5.397cm" svg:y2="3.81cm">
          <text:p/>
        </draw:line>
        <draw:line draw:style-name="gr2" draw:text-style-name="P2" draw:layer="layout" svg:x1="1.905cm" svg:y1="5.08cm" svg:x2="5.397cm" svg:y2="3.81cm">
          <text:p/>
        </draw:line>
        <draw:line draw:style-name="gr2" draw:text-style-name="P2" draw:layer="layout" svg:x1="1.905cm" svg:y1="6.35cm" svg:x2="5.397cm" svg:y2="5.08cm">
          <text:p/>
        </draw:line>
        <draw:custom-shape draw:style-name="gr3" draw:text-style-name="P3" draw:layer="layout" svg:width="0.635cm" svg:height="0.635cm" svg:x="1.58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0.952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0.952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1cm" svg:y="3.8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3.811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10.16cm" svg:y="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8.93cm" svg:y1="4.446cm" svg:x2="10.2cm" svg:y2="4.446cm">
          <text:p/>
        </draw:line>
        <draw:custom-shape draw:style-name="gr11" draw:text-style-name="P9" draw:layer="layout" svg:width="0.953cm" svg:height="0.635cm" svg:x="8.89cm" svg:y="4.128cm">
          <text:p text:style-name="P8">N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cm" svg:y="6.985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699cm" svg:y="6.986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89cm" svg:y1="7.621cm" svg:x2="12.7cm" svg:y2="7.621cm">
          <text:p/>
        </draw:line>
        <draw:custom-shape draw:style-name="gr11" draw:text-style-name="P9" draw:layer="layout" svg:width="0.953cm" svg:height="0.635cm" svg:x="8.889cm" svg:y="7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6cm" svg:y="7.30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7.303cm" svg:x2="9.208cm" svg:y2="7.621cm">
          <text:p/>
        </draw:line>
        <draw:line draw:style-name="gr10" draw:text-style-name="P2" draw:layer="layout" svg:x1="8.89cm" svg:y1="7.938cm" svg:x2="9.208cm" svg:y2="7.621cm">
          <text:p/>
        </draw:line>
        <draw:line draw:style-name="gr10" draw:text-style-name="P2" draw:layer="layout" svg:x1="12.383cm" svg:y1="7.303cm" svg:x2="12.383cm" svg:y2="7.938cm">
          <text:p/>
        </draw:line>
        <draw:custom-shape draw:style-name="gr7" draw:text-style-name="P14" draw:layer="layout" svg:width="1.27cm" svg:height="1.271cm" svg:x="7.621cm" svg:y="10.16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10.162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10.797cm" svg:x2="12.701cm" svg:y2="10.797cm">
          <text:p/>
        </draw:line>
        <draw:custom-shape draw:style-name="gr11" draw:text-style-name="P9" draw:layer="layout" svg:width="0.953cm" svg:height="0.635cm" svg:x="8.89cm" svg:y="10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8.89cm" svg:y="10.161cm">
          <text:p text:style-name="P8">1..*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11.112cm" svg:y="10.161cm">
          <text:p text:style-name="P8">0..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7.62cm" svg:x="14.922cm" svg:y="3.81cm">
          <text:p text:style-name="P11"><text:span text:style-name="T1">CREATE TABLE</text:span> X (<text:line-break/> <text:s/>id <text:span text:style-name="T1">INT PRIMARY KEY</text:span>,    <text:line-break/> <text:s/>y_id<text:span text:style-name="T1"> INT REFERENCES</text:span> Y(id)<text:line-break/>);<text:line-break/><text:line-break/><text:span text:style-name="T1">CREATE TABLE</text:span> Y (    <text:line-break/> <text:s/>id<text:span text:style-name="T1"> INT PRIMARY KEY</text:span><text:line-break/>); </text:p>
          <text:p text:style-name="P11"/>
          <text:p text:style-name="P11">+ application logic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525cm" svg:y1="7.302cm" svg:x2="12.525cm" svg:y2="7.937cm">
          <text:p/>
        </draw:line>
        <draw:custom-shape draw:style-name="gr3" draw:text-style-name="P3" draw:layer="layout" svg:width="0.635cm" svg:height="0.635cm" svg:x="1.58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draw:layer="layout" svg:width="17.462cm" svg:height="1.587cm" svg:x="7.62cm" svg:y="0.318cm">
          <text:p text:style-name="P13">An <text:span text:style-name="T1">X</text:span> may be related to <text:span text:style-name="T1">0 or</text:span> <text:span text:style-name="T1">1</text:span> <text:span text:style-name="T1">Ys</text:span>.</text:p>
          <text:p text:style-name="P13">A <text:span text:style-name="T1">Y</text:span> must be related to <text:span text:style-name="T1">1 or more</text:span> <text:span text:style-name="T1">X</text:span>s.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635cm" svg:height="0.635cm" svg:x="9.208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line draw:style-name="gr10" draw:text-style-name="P2" draw:layer="layout" svg:x1="8.89cm" svg:y1="4.545cm" svg:x2="10.477cm" svg:y2="4.545cm">
          <text:p/>
        </draw:line>
        <draw:line draw:style-name="gr10" draw:text-style-name="P2" draw:layer="layout" svg:x1="8.891cm" svg:y1="4.345cm" svg:x2="10.478cm" svg:y2="4.345cm">
          <text:p/>
        </draw:line>
        <draw:line draw:style-name="gr10" draw:text-style-name="P2" draw:layer="layout" svg:x1="11.09cm" svg:y1="4.545cm" svg:x2="12.677cm" svg:y2="4.545cm">
          <text:p/>
        </draw:line>
        <draw:line draw:style-name="gr10" draw:text-style-name="P2" draw:layer="layout" svg:x1="11.091cm" svg:y1="4.345cm" svg:x2="12.678cm" svg:y2="4.345cm">
          <text:p/>
        </draw:line>
        <draw:custom-shape draw:style-name="gr1" draw:text-style-name="P1" draw:layer="layout" svg:width="1.905cm" svg:height="7.62cm" svg:x="0.95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2.54cm" svg:x2="5.397cm" svg:y2="2.54cm">
          <text:p/>
        </draw:line>
        <draw:line draw:style-name="gr2" draw:text-style-name="P2" draw:layer="layout" svg:x1="1.905cm" svg:y1="3.81cm" svg:x2="5.397cm" svg:y2="3.81cm">
          <text:p/>
        </draw:line>
        <draw:line draw:style-name="gr2" draw:text-style-name="P2" draw:layer="layout" svg:x1="1.905cm" svg:y1="5.08cm" svg:x2="5.397cm" svg:y2="3.81cm">
          <text:p/>
        </draw:line>
        <draw:line draw:style-name="gr2" draw:text-style-name="P2" draw:layer="layout" svg:x1="1.905cm" svg:y1="6.35cm" svg:x2="5.397cm" svg:y2="5.08cm">
          <text:p/>
        </draw:line>
        <draw:custom-shape draw:style-name="gr3" draw:text-style-name="P3" draw:layer="layout" svg:width="0.635cm" svg:height="0.635cm" svg:x="1.58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0.952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0.952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1cm" svg:y="3.8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3.811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10.16cm" svg:y="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9" draw:layer="layout" svg:width="0.953cm" svg:height="0.635cm" svg:x="8.89cm" svg:y="4.128cm">
          <text:p text:style-name="P8">N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cm" svg:y="6.985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699cm" svg:y="6.986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89cm" svg:y1="7.621cm" svg:x2="12.7cm" svg:y2="7.621cm">
          <text:p/>
        </draw:line>
        <draw:custom-shape draw:style-name="gr11" draw:text-style-name="P9" draw:layer="layout" svg:width="0.953cm" svg:height="0.635cm" svg:x="8.889cm" svg:y="7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6cm" svg:y="7.30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7.303cm" svg:x2="9.208cm" svg:y2="7.621cm">
          <text:p/>
        </draw:line>
        <draw:line draw:style-name="gr10" draw:text-style-name="P2" draw:layer="layout" svg:x1="8.89cm" svg:y1="7.938cm" svg:x2="9.208cm" svg:y2="7.621cm">
          <text:p/>
        </draw:line>
        <draw:line draw:style-name="gr10" draw:text-style-name="P2" draw:layer="layout" svg:x1="12.383cm" svg:y1="7.303cm" svg:x2="12.383cm" svg:y2="7.938cm">
          <text:p/>
        </draw:line>
        <draw:custom-shape draw:style-name="gr7" draw:text-style-name="P14" draw:layer="layout" svg:width="1.27cm" svg:height="1.271cm" svg:x="7.621cm" svg:y="10.16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10.162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10.797cm" svg:x2="12.701cm" svg:y2="10.797cm">
          <text:p/>
        </draw:line>
        <draw:custom-shape draw:style-name="gr11" draw:text-style-name="P9" draw:layer="layout" svg:width="0.953cm" svg:height="0.635cm" svg:x="8.89cm" svg:y="10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8.89cm" svg:y="10.161cm">
          <text:p text:style-name="P8">1..*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11.112cm" svg:y="10.161cm">
          <text:p text:style-name="P8">1..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7.62cm" svg:x="14.922cm" svg:y="3.81cm">
          <text:p text:style-name="P11"><text:span text:style-name="T1">CREATE TABLE</text:span> X (<text:line-break/> <text:s/>id <text:span text:style-name="T1">INT PRIMARY KEY</text:span>,    <text:line-break/> <text:s/>y_id<text:span text:style-name="T1"> INT NOT NULL REFERENCES</text:span> Y(id)<text:line-break/>);<text:line-break/><text:line-break/><text:span text:style-name="T1">CREATE TABLE</text:span> Y (    <text:line-break/> <text:s/>id<text:span text:style-name="T1"> INT PRIMARY KEY</text:span><text:line-break/>); </text:p>
          <text:p text:style-name="P11"/>
          <text:p text:style-name="P11">+ application logic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525cm" svg:y1="7.302cm" svg:x2="12.525cm" svg:y2="7.937cm">
          <text:p/>
        </draw:line>
        <draw:custom-shape draw:style-name="gr6" draw:text-style-name="P15" draw:layer="layout" svg:width="17.462cm" svg:height="1.587cm" svg:x="7.62cm" svg:y="0.318cm">
          <text:p text:style-name="P13">An <text:span text:style-name="T1">X</text:span> may be related to <text:span text:style-name="T1">exactly</text:span> <text:span text:style-name="T1">1</text:span> <text:span text:style-name="T1">Y</text:span>.</text:p>
          <text:p text:style-name="P13">A <text:span text:style-name="T1">Y</text:span> must be related to <text:span text:style-name="T1">1 or more</text:span> <text:span text:style-name="T1">X</text:span>s.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7.62cm" svg:x2="5.397cm" svg:y2="6.35cm">
          <text:p/>
        </draw:line>
        <draw:custom-shape draw:style-name="gr3" draw:text-style-name="P3" draw:layer="layout" svg:width="0.635cm" svg:height="0.635cm" svg:x="1.58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283cm" svg:y1="7.304cm" svg:x2="9.283cm" svg:y2="7.939cm">
          <text:p/>
        </draw:line>
      </draw:page>
      <draw:page draw:name="page7" draw:style-name="dp1" draw:master-page-name="Default">
        <draw:line draw:style-name="gr10" draw:text-style-name="P2" draw:layer="layout" svg:x1="11.09cm" svg:y1="4.545cm" svg:x2="12.677cm" svg:y2="4.545cm">
          <text:p/>
        </draw:line>
        <draw:line draw:style-name="gr10" draw:text-style-name="P2" draw:layer="layout" svg:x1="11.091cm" svg:y1="4.345cm" svg:x2="12.678cm" svg:y2="4.345cm">
          <text:p/>
        </draw:line>
        <draw:line draw:style-name="gr10" draw:text-style-name="P2" draw:layer="layout" svg:x1="8.89cm" svg:y1="4.545cm" svg:x2="10.477cm" svg:y2="4.545cm">
          <text:p/>
        </draw:line>
        <draw:line draw:style-name="gr10" draw:text-style-name="P2" draw:layer="layout" svg:x1="8.891cm" svg:y1="4.345cm" svg:x2="10.478cm" svg:y2="4.345cm">
          <text:p/>
        </draw:line>
        <draw:custom-shape draw:style-name="gr1" draw:text-style-name="P1" draw:layer="layout" svg:width="1.905cm" svg:height="7.62cm" svg:x="0.95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2.54cm" svg:x2="5.397cm" svg:y2="2.54cm">
          <text:p/>
        </draw:line>
        <draw:line draw:style-name="gr2" draw:text-style-name="P2" draw:layer="layout" svg:x1="1.905cm" svg:y1="3.81cm" svg:x2="5.397cm" svg:y2="3.81cm">
          <text:p/>
        </draw:line>
        <draw:line draw:style-name="gr2" draw:text-style-name="P2" draw:layer="layout" svg:x1="1.905cm" svg:y1="5.08cm" svg:x2="5.397cm" svg:y2="5.08cm">
          <text:p/>
        </draw:line>
        <draw:line draw:style-name="gr2" draw:text-style-name="P2" draw:layer="layout" svg:x1="1.905cm" svg:y1="6.35cm" svg:x2="5.397cm" svg:y2="6.35cm">
          <text:p/>
        </draw:line>
        <draw:custom-shape draw:style-name="gr3" draw:text-style-name="P3" draw:layer="layout" svg:width="0.635cm" svg:height="0.635cm" svg:x="1.58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0.952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0.952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1cm" svg:y="3.8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3.811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10.16cm" svg:y="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9" draw:layer="layout" svg:width="0.953cm" svg:height="0.635cm" svg:x="8.89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4.12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cm" svg:y="6.985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699cm" svg:y="6.986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89cm" svg:y1="7.621cm" svg:x2="12.7cm" svg:y2="7.621cm">
          <text:p/>
        </draw:line>
        <draw:custom-shape draw:style-name="gr11" draw:text-style-name="P9" draw:layer="layout" svg:width="0.953cm" svg:height="0.635cm" svg:x="8.889cm" svg:y="7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6cm" svg:y="7.30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283cm" svg:y1="7.303cm" svg:x2="12.283cm" svg:y2="7.938cm">
          <text:p/>
        </draw:line>
        <draw:custom-shape draw:style-name="gr7" draw:text-style-name="P14" draw:layer="layout" svg:width="1.27cm" svg:height="1.271cm" svg:x="7.621cm" svg:y="10.16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10.162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10.797cm" svg:x2="12.701cm" svg:y2="10.797cm">
          <text:p/>
        </draw:line>
        <draw:custom-shape draw:style-name="gr11" draw:text-style-name="P9" draw:layer="layout" svg:width="0.953cm" svg:height="0.635cm" svg:x="8.89cm" svg:y="10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8.89cm" svg:y="10.161cm">
          <text:p text:style-name="P8">1..1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11.112cm" svg:y="10.161cm">
          <text:p text:style-name="P8">1..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7.62cm" svg:x="14.922cm" svg:y="3.81cm">
          <text:p text:style-name="P11"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 </text:span><text:span text:style-name="T1">T</text:span><text:span text:style-name="T1">A</text:span><text:span text:style-name="T1">B</text:span><text:span text:style-name="T1">L</text:span><text:span text:style-name="T1">E</text:span> XY (<text:line-break/> <text:s/>x_id <text:span text:style-name="T1">I</text:span><text:span text:style-name="T1">N</text:span><text:span text:style-name="T1">T</text:span><text:span text:style-name="T1"> </text:span><text:span text:style-name="T1">P</text:span><text:span text:style-name="T1">R</text:span><text:span text:style-name="T1">I</text:span><text:span text:style-name="T1">M</text:span><text:span text:style-name="T1">A</text:span><text:span text:style-name="T1">R</text:span><text:span text:style-name="T1">Y</text:span><text:span text:style-name="T1"> </text:span><text:span text:style-name="T1">K</text:span><text:span text:style-name="T1">E</text:span><text:span text:style-name="T1">Y</text:span>,    <text:line-break/> <text:s/>y_id<text:span text:style-name="T1"> </text:span><text:span text:style-name="T1">I</text:span><text:span text:style-name="T1">N</text:span><text:span text:style-name="T1">T</text:span><text:span text:style-name="T1"> </text:span><text:span text:style-name="T1">N</text:span><text:span text:style-name="T1">O</text:span><text:span text:style-name="T1">T</text:span><text:span text:style-name="T1"> </text:span><text:span text:style-name="T1">N</text:span><text:span text:style-name="T1">U</text:span><text:span text:style-name="T1">L</text:span><text:span text:style-name="T1">L</text:span><text:span text:style-name="T1"> </text:span><text:span text:style-name="T1"><text:s/></text:span><text:span text:style-name="T1">U</text:span><text:span text:style-name="T1">N</text:span><text:span text:style-name="T1">I</text:span><text:span text:style-name="T1">Q</text:span><text:span text:style-name="T1">U</text:span><text:span text:style-name="T1">E</text:span><text:span text:style-name="T1"> </text:span><text:line-break/>);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125cm" svg:y1="7.302cm" svg:x2="9.125cm" svg:y2="7.937cm">
          <text:p/>
        </draw:line>
        <draw:custom-shape draw:style-name="gr3" draw:text-style-name="P3" draw:layer="layout" svg:width="0.635cm" svg:height="0.635cm" svg:x="5.08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325cm" svg:y1="7.303cm" svg:x2="9.325cm" svg:y2="7.938cm">
          <text:p/>
        </draw:line>
        <draw:custom-shape draw:style-name="gr6" draw:text-style-name="P15" draw:layer="layout" svg:width="17.462cm" svg:height="1.587cm" svg:x="7.62cm" svg:y="0.318cm">
          <text:p text:style-name="P13">All <text:span text:style-name="T1">X</text:span>s and <text:span text:style-name="T1">Y</text:span>s must be matched <text:span text:style-name="T1">1 to 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7.62cm" svg:x2="5.397cm" svg:y2="7.62cm">
          <text:p/>
        </draw:line>
        <draw:custom-shape draw:style-name="gr3" draw:text-style-name="P3" draw:layer="layout" svg:width="0.635cm" svg:height="0.635cm" svg:x="1.58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2.525cm" svg:y1="7.304cm" svg:x2="12.525cm" svg:y2="7.939cm">
          <text:p/>
        </draw:line>
      </draw:page>
      <draw:page draw:name="page8" draw:style-name="dp1" draw:master-page-name="Default">
        <draw:custom-shape draw:style-name="gr1" draw:text-style-name="P1" draw:layer="layout" svg:width="1.905cm" svg:height="7.62cm" svg:x="0.952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2.54cm" svg:x2="5.397cm" svg:y2="2.54cm">
          <text:p/>
        </draw:line>
        <draw:line draw:style-name="gr2" draw:text-style-name="P2" draw:layer="layout" svg:x1="1.905cm" svg:y1="3.81cm" svg:x2="5.397cm" svg:y2="3.81cm">
          <text:p/>
        </draw:line>
        <draw:line draw:style-name="gr2" draw:text-style-name="P2" draw:layer="layout" svg:x1="1.905cm" svg:y1="5.08cm" svg:x2="5.397cm" svg:y2="3.81cm">
          <text:p/>
        </draw:line>
        <draw:line draw:style-name="gr2" draw:text-style-name="P2" draw:layer="layout" svg:x1="1.905cm" svg:y1="6.35cm" svg:x2="5.397cm" svg:y2="5.08cm">
          <text:p/>
        </draw:line>
        <draw:custom-shape draw:style-name="gr3" draw:text-style-name="P3" draw:layer="layout" svg:width="0.635cm" svg:height="0.635cm" svg:x="1.58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0.952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0.952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17.462cm" svg:height="1.587cm" svg:x="7.62cm" svg:y="0.318cm">
          <text:p text:style-name="P13">An <text:span text:style-name="T1">X</text:span> may be related to any number (<text:span text:style-name="T1">0 </text:span><text:span text:style-name="T1">or </text:span><text:span text:style-name="T1">m</text:span><text:span text:style-name="T1">or</text:span><text:span text:style-name="T1">e)</text:span> <text:span text:style-name="T1">Y</text:span>s.</text:p>
          <text:p text:style-name="P13">A <text:span text:style-name="T1">Y</text:span> may be related to any number (<text:span text:style-name="T1">0 </text:span><text:span text:style-name="T1">or </text:span><text:span text:style-name="T1">m</text:span><text:span text:style-name="T1">or</text:span><text:span text:style-name="T1">e</text:span>) <text:span text:style-name="T1">X</text:span>s.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1cm" svg:y="3.8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3.811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10.16cm" svg:y="3.8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8.89cm" svg:y1="4.446cm" svg:x2="10.16cm" svg:y2="4.446cm">
          <text:p/>
        </draw:line>
        <draw:line draw:style-name="gr10" draw:text-style-name="P2" draw:layer="layout" svg:x1="11.43cm" svg:y1="4.446cm" svg:x2="12.7cm" svg:y2="4.446cm">
          <text:p/>
        </draw:line>
        <draw:custom-shape draw:style-name="gr11" draw:text-style-name="P9" draw:layer="layout" svg:width="0.953cm" svg:height="0.635cm" svg:x="8.89cm" svg:y="4.128cm">
          <text:p text:style-name="P8">N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4.128cm">
          <text:p text:style-name="P8">M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7cm" svg:height="1.271cm" svg:x="7.62cm" svg:y="6.985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699cm" svg:y="6.986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89cm" svg:y1="7.621cm" svg:x2="12.7cm" svg:y2="7.621cm">
          <text:p/>
        </draw:line>
        <draw:custom-shape draw:style-name="gr11" draw:text-style-name="P9" draw:layer="layout" svg:width="0.953cm" svg:height="0.635cm" svg:x="8.889cm" svg:y="7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6cm" svg:y="7.30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7.303cm" svg:x2="9.208cm" svg:y2="7.621cm">
          <text:p/>
        </draw:line>
        <draw:line draw:style-name="gr10" draw:text-style-name="P2" draw:layer="layout" svg:x1="8.89cm" svg:y1="7.938cm" svg:x2="9.208cm" svg:y2="7.621cm">
          <text:p/>
        </draw:line>
        <draw:line draw:style-name="gr10" draw:text-style-name="P2" draw:layer="layout" svg:x1="12.7cm" svg:y1="7.302cm" svg:x2="12.382cm" svg:y2="7.62cm">
          <text:p/>
        </draw:line>
        <draw:custom-shape draw:style-name="gr16" draw:text-style-name="P10" draw:layer="layout" svg:width="0.635cm" svg:height="0.635cm" svg:x="11.74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.27cm" svg:height="1.271cm" svg:x="7.621cm" svg:y="10.161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7cm" svg:y="10.162cm">
          <text:p text:style-name="P13">Y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89cm" svg:y1="10.797cm" svg:x2="12.701cm" svg:y2="10.797cm">
          <text:p/>
        </draw:line>
        <draw:custom-shape draw:style-name="gr11" draw:text-style-name="P9" draw:layer="layout" svg:width="0.953cm" svg:height="0.635cm" svg:x="8.89cm" svg:y="10.4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11.747cm" svg:y="10.4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8.89cm" svg:y="10.161cm">
          <text:p text:style-name="P8">0..*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88cm" svg:height="0.635cm" svg:x="11.112cm" svg:y="10.161cm">
          <text:p text:style-name="P8">0..*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7.62cm" svg:x="14.922cm" svg:y="3.81cm">
          <text:p text:style-name="P16"><text:span text:style-name="T2">CREATE TABLE</text:span><text:span text:style-name="T3"> </text:span><text:span text:style-name="T3">X (</text:span><text:span text:style-name="T3"><text:line-break/></text:span><text:span text:style-name="T3"> <text:s/>id </text:span><text:span text:style-name="T2">INT PRIMARY </text:span><text:span text:style-name="T2">KEY</text:span><text:span text:style-name="T3">,  </text:span><text:span text:style-name="T3"><text:line-break/></text:span><text:span text:style-name="T3">);</text:span><text:span text:style-name="T3"><text:line-break/></text:span><text:span text:style-name="T3"><text:line-break/></text:span><text:span text:style-name="T2">CREATE TABLE</text:span><text:span text:style-name="T3"> </text:span><text:span text:style-name="T3">Y (    </text:span><text:span text:style-name="T3"><text:line-break/></text:span><text:span text:style-name="T3"> <text:s/>id</text:span><text:span text:style-name="T2"> INT PRIMARY </text:span><text:span text:style-name="T2">KEY</text:span><text:span text:style-name="T3"><text:line-break/></text:span><text:span text:style-name="T3">);</text:span><text:span text:style-name="T3"><text:line-break/></text:span><text:span text:style-name="T3"><text:line-break/></text:span><text:span text:style-name="T2">CREATE TABLE </text:span><text:span text:style-name="T2">R </text:span><text:span text:style-name="T4">(</text:span><text:span text:style-name="T4"><text:line-break/></text:span><text:span text:style-name="T4"> <text:s/>id </text:span><text:span text:style-name="T2">INT PRIMARY </text:span><text:span text:style-name="T2">KEY,</text:span><text:span text:style-name="T4"><text:line-break/></text:span><text:span text:style-name="T4"> <text:s/>x_id </text:span><text:span text:style-name="T2">INT NOT </text:span><text:span text:style-name="T2">NULL </text:span><text:span text:style-name="T2">REFERENCES </text:span><text:span text:style-name="T4">X(id),</text:span><text:span text:style-name="T4"><text:line-break/></text:span><text:span text:style-name="T5"> <text:s/>y_id </text:span><text:span text:style-name="T6">INT NOT </text:span><text:span text:style-name="T6">NULL </text:span><text:span text:style-name="T6">REFERENCES </text:span><text:span text:style-name="T6">Y</text:span><text:span text:style-name="T5">(id)</text:span><text:span text:style-name="T5"><text:line-break/></text:span><text:span text:style-name="T5">);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6.35cm" svg:x2="5.397cm" svg:y2="6.35cm">
          <text:p/>
        </draw:line>
        <draw:custom-shape draw:style-name="gr3" draw:text-style-name="P3" draw:layer="layout" svg:width="0.635cm" svg:height="0.635cm" svg:x="1.58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2.7cm" svg:y1="7.937cm" svg:x2="12.382cm" svg:y2="7.62cm">
          <text:p/>
        </draw:line>
        <draw:custom-shape draw:style-name="gr16" draw:text-style-name="P10" draw:layer="layout" svg:width="0.635cm" svg:height="0.635cm" svg:x="9.20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1" draw:text-style-name="P1" draw:layer="layout" svg:width="1.905cm" svg:height="7.62cm" svg:x="7.93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.27cm" svg:height="1.271cm" svg:x="1.271cm" svg:y="10.47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8.255cm" svg:y="10.47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4.762cm" svg:y="10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2.54cm" svg:y1="11.113cm" svg:x2="4.762cm" svg:y2="11.112cm">
          <text:p/>
        </draw:line>
        <draw:line draw:style-name="gr10" draw:text-style-name="P2" draw:layer="layout" svg:x1="6.032cm" svg:y1="11.112cm" svg:x2="8.255cm" svg:y2="11.112cm">
          <text:p/>
        </draw:line>
        <draw:custom-shape draw:style-name="gr11" draw:text-style-name="P9" draw:layer="layout" svg:width="0.953cm" svg:height="0.635cm" svg:x="2.541cm" svg:y="10.47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7.303cm" svg:y="10.476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4.762cm" svg:y="12.7cm">
          <text:p text:style-name="P13">Z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396cm" svg:y1="11.747cm" svg:x2="5.397cm" svg:y2="12.7cm">
          <text:p/>
        </draw:line>
        <draw:custom-shape draw:style-name="gr11" draw:text-style-name="P9" draw:layer="layout" svg:width="0.953cm" svg:height="0.635cm" svg:x="5.397cm" svg:y="12.065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7.62cm" svg:x="0.952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3.175cm" svg:x2="8.89cm" svg:y2="3.175cm">
          <text:p/>
        </draw:line>
        <draw:line draw:style-name="gr2" draw:text-style-name="P2" draw:layer="layout" svg:x1="1.905cm" svg:y1="4.445cm" svg:x2="8.89cm" svg:y2="4.445cm">
          <text:p/>
        </draw:line>
        <draw:line draw:style-name="gr2" draw:text-style-name="P2" draw:layer="layout" svg:x1="1.905cm" svg:y1="5.715cm" svg:x2="8.89cm" svg:y2="5.715cm">
          <text:p/>
        </draw:line>
        <draw:custom-shape draw:style-name="gr3" draw:text-style-name="P3" draw:layer="layout" svg:width="0.635cm" svg:height="0.635cm" svg:x="1.587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1.58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1.587cm">
          <text:p text:style-name="P13">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6.985cm" svg:x2="8.89cm" svg:y2="6.985cm">
          <text:p/>
        </draw:line>
        <draw:custom-shape draw:style-name="gr3" draw:text-style-name="P3" draw:layer="layout" svg:width="0.635cm" svg:height="0.635cm" svg:x="1.587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8.254cm" svg:y="1.58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572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draw:layer="layout" svg:width="12.382cm" svg:height="11.748cm" svg:x="12.065cm" svg:y="1.587cm">
          <text:p text:style-name="P16"><text:span text:style-name="T2">CRE</text:span><text:span text:style-name="T2">ATE </text:span><text:span text:style-name="T2">TAB</text:span><text:span text:style-name="T2">LE</text:span><text:span text:style-name="T3"> </text:span><text:span text:style-name="T3">X (</text:span><text:span text:style-name="T3"><text:line-break/></text:span><text:span text:style-name="T3"> <text:s/>id </text:span><text:span text:style-name="T2">INT </text:span><text:span text:style-name="T2">PRI</text:span><text:span text:style-name="T2">MA</text:span><text:span text:style-name="T2">RY </text:span><text:span text:style-name="T2">KEY</text:span><text:span text:style-name="T3">,  </text:span><text:span text:style-name="T3"><text:line-break/></text:span><text:span text:style-name="T3"> <text:s/></text:span><text:span text:style-name="T3">r_id </text:span><text:span text:style-name="T2">INT </text:span><text:span text:style-name="T2">REF</text:span><text:span text:style-name="T2">ERE</text:span><text:span text:style-name="T2">NCE</text:span><text:span text:style-name="T2">S</text:span><text:span text:style-name="T3"> </text:span><text:span text:style-name="T3">R(id</text:span><text:span text:style-name="T3">)</text:span><text:span text:style-name="T3"><text:line-break/></text:span><text:span text:style-name="T3">);</text:span><text:span text:style-name="T3"><text:line-break/></text:span><text:span text:style-name="T3"><text:line-break/></text:span><text:span text:style-name="T2">CRE</text:span><text:span text:style-name="T2">ATE </text:span><text:span text:style-name="T2">TAB</text:span><text:span text:style-name="T2">LE</text:span><text:span text:style-name="T3"> </text:span><text:span text:style-name="T3">Z (    </text:span><text:span text:style-name="T3"><text:line-break/></text:span><text:span text:style-name="T3"> <text:s/>id</text:span><text:span text:style-name="T2"> </text:span><text:span text:style-name="T2">INT </text:span><text:span text:style-name="T2">PRI</text:span><text:span text:style-name="T2">MA</text:span><text:span text:style-name="T2">RY </text:span><text:span text:style-name="T2">KEY</text:span><text:span text:style-name="T2">,  </text:span><text:span text:style-name="T2"><text:line-break/></text:span><text:span text:style-name="T2"> <text:s/></text:span><text:span text:style-name="T4">r_id</text:span><text:span text:style-name="T2"> </text:span><text:span text:style-name="T2">INT </text:span><text:span text:style-name="T2">REF</text:span><text:span text:style-name="T2">ERE</text:span><text:span text:style-name="T2">NCE</text:span><text:span text:style-name="T2">S</text:span><text:span text:style-name="T4"> </text:span><text:span text:style-name="T4">R(id</text:span><text:span text:style-name="T4">)</text:span><text:span text:style-name="T3"><text:line-break/></text:span><text:span text:style-name="T3">);</text:span></text:p>
          <text:p text:style-name="P16"><text:span text:style-name="T2">CRE</text:span><text:span text:style-name="T2">ATE </text:span><text:span text:style-name="T2">TAB</text:span><text:span text:style-name="T2">LE</text:span><text:span text:style-name="T3"> </text:span><text:span text:style-name="T3">Y (    </text:span><text:span text:style-name="T3"><text:line-break/></text:span><text:span text:style-name="T3"> <text:s/>id</text:span><text:span text:style-name="T2"> </text:span><text:span text:style-name="T2">INT </text:span><text:span text:style-name="T2">PRI</text:span><text:span text:style-name="T2">MA</text:span><text:span text:style-name="T2">RY </text:span><text:span text:style-name="T2">KEY</text:span><text:span text:style-name="T4"> </text:span><text:span text:style-name="T3">,  </text:span><text:span text:style-name="T3"><text:line-break/></text:span><text:span text:style-name="T3"> <text:s/></text:span><text:span text:style-name="T3">r_id </text:span><text:span text:style-name="T2">INT </text:span><text:span text:style-name="T2">REF</text:span><text:span text:style-name="T2">ERE</text:span><text:span text:style-name="T2">NCE</text:span><text:span text:style-name="T2">S</text:span><text:span text:style-name="T3"> </text:span><text:span text:style-name="T3">R(id</text:span><text:span text:style-name="T3">)</text:span><text:span text:style-name="T3"><text:line-break/></text:span><text:span text:style-name="T3">);</text:span></text:p>
          <text:p text:style-name="P16"/>
          <text:p text:style-name="P16"><text:span text:style-name="T3"/></text:p>
          <text:p text:style-name="P16"><text:span text:style-name="T3"><text:line-break/></text:span><text:span text:style-name="T3"><text:line-break/></text:span><text:span text:style-name="T2">CRE</text:span><text:span text:style-name="T2">ATE </text:span><text:span text:style-name="T2">TAB</text:span><text:span text:style-name="T2">LE </text:span><text:span text:style-name="T2">R </text:span><text:span text:style-name="T4">(</text:span><text:span text:style-name="T4"><text:line-break/></text:span><text:span text:style-name="T4"> <text:s/>id </text:span><text:span text:style-name="T2">INT </text:span><text:span text:style-name="T2">PRI</text:span><text:span text:style-name="T2">MA</text:span><text:span text:style-name="T2">RY </text:span><text:span text:style-name="T2">KEY</text:span><text:span text:style-name="T2">,</text:span><text:span text:style-name="T4"><text:line-break/></text:span><text:span text:style-name="T4"> <text:s/></text:span><text:span text:style-name="T4">x_id </text:span><text:span text:style-name="T2">INT </text:span><text:span text:style-name="T2">NOT </text:span><text:span text:style-name="T2">NUL</text:span><text:span text:style-name="T2">L </text:span><text:span text:style-name="T2">UNI</text:span><text:span text:style-name="T2">QU</text:span><text:span text:style-name="T2">E </text:span><text:span text:style-name="T2">REF</text:span><text:span text:style-name="T2">ERE</text:span><text:span text:style-name="T2">NCE</text:span><text:span text:style-name="T2">S </text:span><text:span text:style-name="T4">X(id)</text:span><text:span text:style-name="T4">, </text:span><text:span text:style-name="T4"><text:line-break/></text:span><text:span text:style-name="T4"> <text:s/></text:span><text:span text:style-name="T4">z_id </text:span><text:span text:style-name="T2">INT </text:span><text:span text:style-name="T2">NOT </text:span><text:span text:style-name="T2">NUL</text:span><text:span text:style-name="T2">L </text:span><text:span text:style-name="T2">UNI</text:span><text:span text:style-name="T2">QU</text:span><text:span text:style-name="T2">E </text:span><text:span text:style-name="T2">REF</text:span><text:span text:style-name="T2">ERE</text:span><text:span text:style-name="T2">NCE</text:span><text:span text:style-name="T2">S </text:span><text:span text:style-name="T2">Z</text:span><text:span text:style-name="T4">(id)</text:span><text:span text:style-name="T4">,</text:span><text:span text:style-name="T4"><text:line-break/></text:span><text:span text:style-name="T4"> <text:s/></text:span><text:span text:style-name="T4">y_id </text:span><text:span text:style-name="T2">INT </text:span><text:span text:style-name="T2">NOT </text:span><text:span text:style-name="T2">NUL</text:span><text:span text:style-name="T2">L </text:span><text:span text:style-name="T2">UNI</text:span><text:span text:style-name="T2">QU</text:span><text:span text:style-name="T2">E</text:span><text:span text:style-name="T6"> </text:span><text:span text:style-name="T6">REF</text:span><text:span text:style-name="T6">ERE</text:span><text:span text:style-name="T6">NCE</text:span><text:span text:style-name="T6">S </text:span><text:span text:style-name="T6">Y</text:span><text:span text:style-name="T5">(id)</text:span><text:span text:style-name="T5"><text:line-break/></text:span><text:span text:style-name="T5">);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" draw:text-style-name="P1" draw:layer="layout" svg:width="1.905cm" svg:height="7.62cm" svg:x="7.93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0.952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6.985cm" svg:x2="8.89cm" svg:y2="6.985cm">
          <text:p/>
        </draw:line>
        <draw:custom-shape draw:style-name="gr7" draw:text-style-name="P14" draw:layer="layout" svg:width="1.27cm" svg:height="1.271cm" svg:x="1.271cm" svg:y="10.47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8.255cm" svg:y="10.47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4.762cm" svg:y="10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2.54cm" svg:y1="11.113cm" svg:x2="4.762cm" svg:y2="11.112cm">
          <text:p/>
        </draw:line>
        <draw:line draw:style-name="gr10" draw:text-style-name="P2" draw:layer="layout" svg:x1="6.032cm" svg:y1="11.112cm" svg:x2="8.255cm" svg:y2="11.112cm">
          <text:p/>
        </draw:line>
        <draw:custom-shape draw:style-name="gr11" draw:text-style-name="P9" draw:layer="layout" svg:width="0.953cm" svg:height="0.635cm" svg:x="2.541cm" svg:y="10.47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7.303cm" svg:y="10.476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4.762cm" svg:y="12.7cm">
          <text:p text:style-name="P13">Z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396cm" svg:y1="11.747cm" svg:x2="5.397cm" svg:y2="12.7cm">
          <text:p/>
        </draw:line>
        <draw:custom-shape draw:style-name="gr11" draw:text-style-name="P9" draw:layer="layout" svg:width="0.953cm" svg:height="0.635cm" svg:x="5.397cm" svg:y="12.065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7.62cm" svg:x="4.44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97cm" svg:y1="3.175cm" svg:x2="8.89cm" svg:y2="3.175cm">
          <text:p/>
        </draw:line>
        <draw:line draw:style-name="gr2" draw:text-style-name="P2" draw:layer="layout" svg:x1="1.905cm" svg:y1="4.445cm" svg:x2="5.397cm" svg:y2="4.445cm">
          <text:p/>
        </draw:line>
        <draw:line draw:style-name="gr2" draw:text-style-name="P2" draw:layer="layout" svg:x1="1.905cm" svg:y1="5.715cm" svg:x2="8.89cm" svg:y2="5.715cm">
          <text:p/>
        </draw:line>
        <draw:custom-shape draw:style-name="gr3" draw:text-style-name="P3" draw:layer="layout" svg:width="0.635cm" svg:height="0.635cm" svg:x="1.587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1.58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1.587cm">
          <text:p text:style-name="P13">Z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.587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8.254cm" svg:y="1.58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572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12.382cm" svg:height="11.748cm" svg:x="12.065cm" svg:y="1.587cm">
          <text:p text:style-name="P16"><text:span text:style-name="T2">CREATE TABLE</text:span><text:span text:style-name="T3"> X (</text:span><text:span text:style-name="T3"><text:line-break/></text:span><text:span text:style-name="T3"> <text:s/>id </text:span><text:span text:style-name="T2">INT PRIMARY KEY</text:span><text:span text:style-name="T3">,  </text:span><text:span text:style-name="T3"><text:line-break/></text:span><text:span text:style-name="T3"> <text:s/>r_id </text:span><text:span text:style-name="T2">INT REFERENCES</text:span><text:span text:style-name="T3"> R(id)</text:span><text:span text:style-name="T3"><text:line-break/></text:span><text:span text:style-name="T3">);</text:span><text:span text:style-name="T3"><text:line-break/></text:span><text:span text:style-name="T3"><text:line-break/></text:span><text:span text:style-name="T2">CREATE TABLE</text:span><text:span text:style-name="T3"> Z (    </text:span><text:span text:style-name="T3"><text:line-break/></text:span><text:span text:style-name="T3"> <text:s/>id</text:span><text:span text:style-name="T2"> INT PRIMARY KEY,  </text:span><text:span text:style-name="T2"><text:line-break/></text:span><text:span text:style-name="T2"> <text:s/></text:span><text:span text:style-name="T4">r_id</text:span><text:span text:style-name="T2"> INT REFERENCES</text:span><text:span text:style-name="T4"> R(id)</text:span><text:span text:style-name="T3"><text:line-break/></text:span><text:span text:style-name="T3">);</text:span></text:p>
          <text:p text:style-name="P16"><text:span text:style-name="T2">CREATE TABLE</text:span><text:span text:style-name="T3"> Y (    </text:span><text:span text:style-name="T3"><text:line-break/></text:span><text:span text:style-name="T3"> <text:s/>id</text:span><text:span text:style-name="T2"> INT PRIMARY KEY</text:span><text:span text:style-name="T4"> </text:span><text:span text:style-name="T3">,  </text:span><text:span text:style-name="T3"><text:line-break/></text:span><text:span text:style-name="T3"> <text:s/>r_id </text:span><text:span text:style-name="T2">INT REFERENCES</text:span><text:span text:style-name="T3"> R(id)</text:span><text:span text:style-name="T3"><text:line-break/></text:span><text:span text:style-name="T3">);</text:span></text:p>
          <text:p text:style-name="P16"/>
          <text:p text:style-name="P16"><text:span text:style-name="T3"/></text:p>
          <text:p text:style-name="P16"><text:span text:style-name="T3"><text:line-break/></text:span><text:span text:style-name="T3"><text:line-break/></text:span><text:span text:style-name="T2">CREATE TABLE R </text:span><text:span text:style-name="T4">(</text:span><text:span text:style-name="T4"><text:line-break/></text:span><text:span text:style-name="T4"> <text:s/>id </text:span><text:span text:style-name="T2">INT PRIMARY KEY,</text:span><text:span text:style-name="T4"><text:line-break/></text:span><text:span text:style-name="T4"> <text:s/>x_id </text:span><text:span text:style-name="T2">INT UNIQUE REFERENCES </text:span><text:span text:style-name="T4">X(id), </text:span><text:span text:style-name="T4"><text:line-break/></text:span><text:span text:style-name="T4"> <text:s/>z_id </text:span><text:span text:style-name="T2">INT UNIQUE REFERENCES Z</text:span><text:span text:style-name="T4">(id),</text:span><text:span text:style-name="T4"><text:line-break/></text:span><text:span text:style-name="T4"> <text:s/>y_id </text:span><text:span text:style-name="T2">INT UNIQUE</text:span><text:span text:style-name="T6"> REFERENCES Y</text:span><text:span text:style-name="T5">(id)</text:span><text:span text:style-name="T5"><text:line-break/></text:span><text:span text:style-name="T5">);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" draw:text-style-name="P1" draw:layer="layout" svg:width="1.905cm" svg:height="7.62cm" svg:x="7.93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.27cm" svg:height="1.271cm" svg:x="1.271cm" svg:y="10.47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8.255cm" svg:y="10.47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4.762cm" svg:y="10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2.54cm" svg:y1="11.113cm" svg:x2="4.762cm" svg:y2="11.112cm">
          <text:p/>
        </draw:line>
        <draw:line draw:style-name="gr10" draw:text-style-name="P2" draw:layer="layout" svg:x1="6.032cm" svg:y1="11.112cm" svg:x2="8.255cm" svg:y2="11.112cm">
          <text:p/>
        </draw:line>
        <draw:custom-shape draw:style-name="gr11" draw:text-style-name="P9" draw:layer="layout" svg:width="0.953cm" svg:height="0.635cm" svg:x="2.541cm" svg:y="10.47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7.303cm" svg:y="10.476cm">
          <text:p text:style-name="P8">*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4.762cm" svg:y="12.7cm">
          <text:p text:style-name="P13">Z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396cm" svg:y1="11.747cm" svg:x2="5.397cm" svg:y2="12.7cm">
          <text:p/>
        </draw:line>
        <draw:custom-shape draw:style-name="gr11" draw:text-style-name="P9" draw:layer="layout" svg:width="0.953cm" svg:height="0.635cm" svg:x="5.397cm" svg:y="12.065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7.62cm" svg:x="0.952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3.075cm" svg:x2="8.89cm" svg:y2="3.075cm">
          <text:p/>
        </draw:line>
        <draw:line draw:style-name="gr2" draw:text-style-name="P2" draw:layer="layout" svg:x1="1.905cm" svg:y1="5.715cm" svg:x2="8.89cm" svg:y2="5.715cm">
          <text:p/>
        </draw:line>
        <draw:custom-shape draw:style-name="gr3" draw:text-style-name="P3" draw:layer="layout" svg:width="0.635cm" svg:height="0.635cm" svg:x="1.587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1.58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1.587cm">
          <text:p text:style-name="P13">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6.885cm" svg:x2="8.89cm" svg:y2="6.885cm">
          <text:p/>
        </draw:line>
        <draw:custom-shape draw:style-name="gr3" draw:text-style-name="P3" draw:layer="layout" svg:width="0.635cm" svg:height="0.635cm" svg:x="8.572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8.254cm" svg:y="1.58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572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2.382cm" svg:height="11.748cm" svg:x="12.065cm" svg:y="1.587cm">
          <text:p text:style-name="P16"><text:span text:style-name="T2">CREATE TABLE</text:span><text:span text:style-name="T3"> X (</text:span><text:span text:style-name="T3"><text:line-break/></text:span><text:span text:style-name="T3"> <text:s/>id </text:span><text:span text:style-name="T2">INT PRIMARY KEY</text:span><text:span text:style-name="T3">,  </text:span><text:span text:style-name="T3"><text:line-break/></text:span><text:span text:style-name="T3"> <text:s/>r_id </text:span><text:span text:style-name="T2">INT REFERENCES</text:span><text:span text:style-name="T3"> R(id)</text:span><text:span text:style-name="T3"><text:line-break/></text:span><text:span text:style-name="T3">);</text:span><text:span text:style-name="T3"><text:line-break/></text:span><text:span text:style-name="T3"><text:line-break/></text:span><text:span text:style-name="T2">CREATE TABLE</text:span><text:span text:style-name="T3"> Z (    </text:span><text:span text:style-name="T3"><text:line-break/></text:span><text:span text:style-name="T3"> <text:s/>id</text:span><text:span text:style-name="T2"> INT PRIMARY KEY,  </text:span><text:span text:style-name="T2"><text:line-break/></text:span><text:span text:style-name="T2"> <text:s/></text:span><text:span text:style-name="T4">r_id</text:span><text:span text:style-name="T2"> INT REFERENCES</text:span><text:span text:style-name="T4"> R(id)</text:span><text:span text:style-name="T3"><text:line-break/></text:span><text:span text:style-name="T3">);</text:span></text:p>
          <text:p text:style-name="P16"><text:span text:style-name="T2">CREATE TABLE</text:span><text:span text:style-name="T3"> Y (    </text:span><text:span text:style-name="T3"><text:line-break/></text:span><text:span text:style-name="T3"> <text:s/>id</text:span><text:span text:style-name="T2"> INT PRIMARY KEY</text:span><text:span text:style-name="T4"> </text:span><text:span text:style-name="T3">,  </text:span><text:span text:style-name="T3"><text:line-break/></text:span><text:span text:style-name="T3"> <text:s/>r_id </text:span><text:span text:style-name="T2">INT REFERENCES</text:span><text:span text:style-name="T3"> R(id)</text:span><text:span text:style-name="T3"><text:line-break/></text:span><text:span text:style-name="T3">);</text:span></text:p>
          <text:p text:style-name="P16"/>
          <text:p text:style-name="P16"><text:span text:style-name="T3"><text:line-break/></text:span><text:span text:style-name="T2">CREATE TABLE R </text:span><text:span text:style-name="T4">(</text:span><text:span text:style-name="T4"><text:line-break/></text:span><text:span text:style-name="T4"> <text:s/>id </text:span><text:span text:style-name="T2">INT PRIMARY KEY,</text:span><text:span text:style-name="T4"><text:line-break/></text:span><text:span text:style-name="T4"> <text:s/>x_id </text:span><text:span text:style-name="T2">INT NOT NULL REFERENCES </text:span><text:span text:style-name="T4">X(id), </text:span><text:span text:style-name="T4"><text:line-break/></text:span><text:span text:style-name="T4"> <text:s/>z_id </text:span><text:span text:style-name="T2">INT NOT NULL REFERENCES Z</text:span><text:span text:style-name="T4">(id),</text:span><text:span text:style-name="T4"><text:line-break/></text:span><text:span text:style-name="T5"> <text:s/>y_id </text:span><text:span text:style-name="T6">INT NOT NULL UNIQUE REFERENCES Y</text:span><text:span text:style-name="T5">(id)</text:span><text:span text:style-name="T5"><text:line-break/></text:span><text:span text:style-name="T5">);</text:span></text:p>
          <text:p text:style-name="P16"><text:span text:style-name="T5"/></text:p>
          <text:p text:style-name="P16"><text:span text:style-name="T5">+ application logic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3.275cm" svg:x2="5.397cm" svg:y2="3.275cm">
          <text:p/>
        </draw:line>
        <draw:line draw:style-name="gr2" draw:text-style-name="P2" draw:layer="layout" svg:x1="8.89cm" svg:y1="4.445cm" svg:x2="5.397cm" svg:y2="3.275cm">
          <text:p/>
        </draw:line>
        <draw:line draw:style-name="gr2" draw:text-style-name="P2" draw:layer="layout" svg:x1="1.895cm" svg:y1="7.074cm" svg:x2="5.397cm" svg:y2="7.085cm">
          <text:p/>
        </draw:line>
        <draw:line draw:style-name="gr2" draw:text-style-name="P2" draw:layer="layout" svg:x1="8.89cm" svg:y1="8.255cm" svg:x2="5.397cm" svg:y2="7.086cm">
          <text:p/>
        </draw:line>
        <draw:custom-shape draw:style-name="gr3" draw:text-style-name="P3" draw:layer="layout" svg:width="0.635cm" svg:height="0.635cm" svg:x="1.587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" draw:text-style-name="P1" draw:layer="layout" svg:width="1.905cm" svg:height="7.62cm" svg:x="7.93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.27cm" svg:height="1.271cm" svg:x="1.271cm" svg:y="10.47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8.255cm" svg:y="10.47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27cm" svg:height="1.27cm" svg:x="4.762cm" svg:y="10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2.54cm" svg:y1="11.113cm" svg:x2="4.762cm" svg:y2="11.112cm">
          <text:p/>
        </draw:line>
        <draw:line draw:style-name="gr10" draw:text-style-name="P2" draw:layer="layout" svg:x1="6.032cm" svg:y1="11.112cm" svg:x2="8.255cm" svg:y2="11.112cm">
          <text:p/>
        </draw:line>
        <draw:custom-shape draw:style-name="gr11" draw:text-style-name="P9" draw:layer="layout" svg:width="0.953cm" svg:height="0.635cm" svg:x="2.541cm" svg:y="10.47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953cm" svg:height="0.635cm" svg:x="7.303cm" svg:y="10.476cm">
          <text:p text:style-name="P8">*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4.762cm" svg:y="12.7cm">
          <text:p text:style-name="P13">Z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396cm" svg:y1="11.747cm" svg:x2="5.397cm" svg:y2="12.7cm">
          <text:p/>
        </draw:line>
        <draw:custom-shape draw:style-name="gr11" draw:text-style-name="P9" draw:layer="layout" svg:width="0.953cm" svg:height="0.635cm" svg:x="5.397cm" svg:y="12.065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7.62cm" svg:x="0.952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7.62cm" svg:x="4.44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05cm" svg:y1="3.075cm" svg:x2="8.89cm" svg:y2="3.075cm">
          <text:p/>
        </draw:line>
        <draw:line draw:style-name="gr2" draw:text-style-name="P2" draw:layer="layout" svg:x1="1.905cm" svg:y1="5.715cm" svg:x2="8.89cm" svg:y2="5.715cm">
          <text:p/>
        </draw:line>
        <draw:custom-shape draw:style-name="gr3" draw:text-style-name="P3" draw:layer="layout" svg:width="0.635cm" svg:height="0.635cm" svg:x="1.587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1.27cm" svg:y="1.58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7cm" svg:height="0.953cm" svg:x="4.762cm" svg:y="1.587cm">
          <text:p text:style-name="P13">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6.885cm" svg:x2="8.89cm" svg:y2="6.885cm">
          <text:p/>
        </draw:line>
        <draw:custom-shape draw:style-name="gr3" draw:text-style-name="P3" draw:layer="layout" svg:width="0.635cm" svg:height="0.635cm" svg:x="8.572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27cm" svg:height="0.953cm" svg:x="8.254cm" svg:y="1.58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572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12.382cm" svg:height="11.748cm" svg:x="12.065cm" svg:y="1.587cm">
          <text:p text:style-name="P16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3"> </text:span><text:span text:style-name="T3">X</text:span><text:span text:style-name="T3"> </text:span><text:span text:style-name="T3">(</text:span><text:span text:style-name="T3"><text:line-break/></text:span><text:span text:style-name="T3"> </text:span><text:span text:style-name="T3"><text:s/></text:span><text:span text:style-name="T3">i</text:span><text:span text:style-name="T3">d</text:span><text:span text:style-name="T3"> </text:span><text:span text:style-name="T2">I</text:span><text:span text:style-name="T2">N</text:span><text:span text:style-name="T2">T</text:span><text:span text:style-name="T2"> </text:span><text:span text:style-name="T2">P</text:span><text:span text:style-name="T2">R</text:span><text:span text:style-name="T2">I</text:span><text:span text:style-name="T2">M</text:span><text:span text:style-name="T2">A</text:span><text:span text:style-name="T2">R</text:span><text:span text:style-name="T2">Y</text:span><text:span text:style-name="T2"> </text:span><text:span text:style-name="T2">K</text:span><text:span text:style-name="T2">E</text:span><text:span text:style-name="T2">Y</text:span><text:span text:style-name="T3">,</text:span><text:span text:style-name="T3"> </text:span><text:span text:style-name="T3"> </text:span><text:span text:style-name="T3"><text:line-break/></text:span><text:span text:style-name="T3"> </text:span><text:span text:style-name="T3"><text:s/></text:span><text:span text:style-name="T3">r</text:span><text:span text:style-name="T3">_</text:span><text:span text:style-name="T3">i</text:span><text:span text:style-name="T3">d</text:span><text:span text:style-name="T3"> </text:span><text:span text:style-name="T2">I</text:span><text:span text:style-name="T2">N</text:span><text:span text:style-name="T2">T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3"> </text:span><text:span text:style-name="T3">R</text:span><text:span text:style-name="T3">(</text:span><text:span text:style-name="T3">i</text:span><text:span text:style-name="T3">d</text:span><text:span text:style-name="T3">)</text:span><text:span text:style-name="T3"><text:line-break/></text:span><text:span text:style-name="T3">)</text:span><text:span text:style-name="T3">;</text:span><text:span text:style-name="T3"><text:line-break/></text:span><text:span text:style-name="T3"><text:line-break/>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3"> </text:span><text:span text:style-name="T3">Z</text:span><text:span text:style-name="T3"> </text:span><text:span text:style-name="T3">(</text:span><text:span text:style-name="T3"> </text:span><text:span text:style-name="T3"> </text:span><text:span text:style-name="T3"> </text:span><text:span text:style-name="T3"> </text:span><text:span text:style-name="T3"><text:line-break/></text:span><text:span text:style-name="T3"> </text:span><text:span text:style-name="T3"><text:s/></text:span><text:span text:style-name="T3">i</text:span><text:span text:style-name="T3">d</text:span><text:span text:style-name="T2"> </text:span><text:span text:style-name="T2">I</text:span><text:span text:style-name="T2">N</text:span><text:span text:style-name="T2">T</text:span><text:span text:style-name="T2"> </text:span><text:span text:style-name="T2">P</text:span><text:span text:style-name="T2">R</text:span><text:span text:style-name="T2">I</text:span><text:span text:style-name="T2">M</text:span><text:span text:style-name="T2">A</text:span><text:span text:style-name="T2">R</text:span><text:span text:style-name="T2">Y</text:span><text:span text:style-name="T2"> </text:span><text:span text:style-name="T2">K</text:span><text:span text:style-name="T2">E</text:span><text:span text:style-name="T2">Y</text:span><text:span text:style-name="T2">,</text:span><text:span text:style-name="T2"> </text:span><text:span text:style-name="T2"> </text:span><text:span text:style-name="T2"><text:line-break/></text:span><text:span text:style-name="T2"> </text:span><text:span text:style-name="T2"><text:s/></text:span><text:span text:style-name="T4">r</text:span><text:span text:style-name="T4">_</text:span><text:span text:style-name="T4">i</text:span><text:span text:style-name="T4">d</text:span><text:span text:style-name="T2"> </text:span><text:span text:style-name="T2">I</text:span><text:span text:style-name="T2">N</text:span><text:span text:style-name="T2">T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4"> </text:span><text:span text:style-name="T4">R</text:span><text:span text:style-name="T4">(</text:span><text:span text:style-name="T4">i</text:span><text:span text:style-name="T4">d</text:span><text:span text:style-name="T4">)</text:span><text:span text:style-name="T3"><text:line-break/></text:span><text:span text:style-name="T3">)</text:span><text:span text:style-name="T3">;</text:span></text:p>
          <text:p text:style-name="P16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3"> </text:span><text:span text:style-name="T3">Y</text:span><text:span text:style-name="T3"> </text:span><text:span text:style-name="T3">(</text:span><text:span text:style-name="T3"> </text:span><text:span text:style-name="T3"> </text:span><text:span text:style-name="T3"> </text:span><text:span text:style-name="T3"> </text:span><text:span text:style-name="T3"><text:line-break/></text:span><text:span text:style-name="T3"> </text:span><text:span text:style-name="T3"><text:s/></text:span><text:span text:style-name="T3">i</text:span><text:span text:style-name="T3">d</text:span><text:span text:style-name="T2"> </text:span><text:span text:style-name="T2">I</text:span><text:span text:style-name="T2">N</text:span><text:span text:style-name="T2">T</text:span><text:span text:style-name="T2"> </text:span><text:span text:style-name="T2">P</text:span><text:span text:style-name="T2">R</text:span><text:span text:style-name="T2">I</text:span><text:span text:style-name="T2">M</text:span><text:span text:style-name="T2">A</text:span><text:span text:style-name="T2">R</text:span><text:span text:style-name="T2">Y</text:span><text:span text:style-name="T2"> </text:span><text:span text:style-name="T2">K</text:span><text:span text:style-name="T2">E</text:span><text:span text:style-name="T2">Y</text:span><text:span text:style-name="T4"> </text:span><text:span text:style-name="T3">,</text:span><text:span text:style-name="T3"> </text:span><text:span text:style-name="T3"> </text:span><text:span text:style-name="T3"><text:line-break/></text:span><text:span text:style-name="T3"> </text:span><text:span text:style-name="T3"><text:s/></text:span><text:span text:style-name="T3">r</text:span><text:span text:style-name="T3">_</text:span><text:span text:style-name="T3">i</text:span><text:span text:style-name="T3">d</text:span><text:span text:style-name="T3"> </text:span><text:span text:style-name="T2">I</text:span><text:span text:style-name="T2">N</text:span><text:span text:style-name="T2">T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3"> </text:span><text:span text:style-name="T3">R</text:span><text:span text:style-name="T3">(</text:span><text:span text:style-name="T3">i</text:span><text:span text:style-name="T3">d</text:span><text:span text:style-name="T3">)</text:span><text:span text:style-name="T3"><text:line-break/></text:span><text:span text:style-name="T3">)</text:span><text:span text:style-name="T3">;</text:span></text:p>
          <text:p text:style-name="P16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4">X</text:span><text:span text:style-name="T4">Z</text:span><text:span text:style-name="T3"> </text:span><text:span text:style-name="T3">(</text:span><text:span text:style-name="T3"><text:line-break/></text:span><text:span text:style-name="T3"> </text:span><text:span text:style-name="T3"><text:s/></text:span><text:span text:style-name="T3">i</text:span><text:span text:style-name="T3">d</text:span><text:span text:style-name="T3"> </text:span><text:span text:style-name="T2">I</text:span><text:span text:style-name="T2">N</text:span><text:span text:style-name="T2">T</text:span><text:span text:style-name="T2"> </text:span><text:span text:style-name="T2">P</text:span><text:span text:style-name="T2">R</text:span><text:span text:style-name="T2">I</text:span><text:span text:style-name="T2">M</text:span><text:span text:style-name="T2">A</text:span><text:span text:style-name="T2">R</text:span><text:span text:style-name="T2">Y</text:span><text:span text:style-name="T2"> </text:span><text:span text:style-name="T2">K</text:span><text:span text:style-name="T2">E</text:span><text:span text:style-name="T2">Y</text:span><text:span text:style-name="T4">,</text:span><text:span text:style-name="T4"><text:line-break/></text:span><text:span text:style-name="T4"> </text:span><text:span text:style-name="T4"><text:s/></text:span><text:span text:style-name="T4">x</text:span><text:span text:style-name="T4">_</text:span><text:span text:style-name="T4">i</text:span><text:span text:style-name="T4">d</text:span><text:span text:style-name="T4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text:span text:style-name="T2"> </text:span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4">X</text:span><text:span text:style-name="T4">(</text:span><text:span text:style-name="T4">i</text:span><text:span text:style-name="T4">d</text:span><text:span text:style-name="T4">)</text:span><text:span text:style-name="T4">,</text:span><text:span text:style-name="T4"><text:line-break/></text:span><text:span text:style-name="T4"> </text:span><text:span text:style-name="T4"><text:s/></text:span><text:span text:style-name="T4">z</text:span><text:span text:style-name="T4">_</text:span><text:span text:style-name="T4">i</text:span><text:span text:style-name="T4">d</text:span><text:span text:style-name="T4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text:span text:style-name="T2"> </text:span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4">Z</text:span><text:span text:style-name="T4">(</text:span><text:span text:style-name="T4">i</text:span><text:span text:style-name="T4">d</text:span><text:span text:style-name="T4">)</text:span><text:span text:style-name="T4"><text:line-break/></text:span><text:span text:style-name="T4">)</text:span><text:span text:style-name="T4">;</text:span></text:p>
          <text:p text:style-name="P16"><text:span text:style-name="T3"><text:line-break/>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R</text:span><text:span text:style-name="T2"> </text:span><text:span text:style-name="T4">(</text:span><text:span text:style-name="T4"><text:line-break/></text:span><text:span text:style-name="T4"> </text:span><text:span text:style-name="T4"><text:s/></text:span><text:span text:style-name="T4">i</text:span><text:span text:style-name="T4">d</text:span><text:span text:style-name="T4"> </text:span><text:span text:style-name="T2">I</text:span><text:span text:style-name="T2">N</text:span><text:span text:style-name="T2">T</text:span><text:span text:style-name="T2"> </text:span><text:span text:style-name="T2">P</text:span><text:span text:style-name="T2">R</text:span><text:span text:style-name="T2">I</text:span><text:span text:style-name="T2">M</text:span><text:span text:style-name="T2">A</text:span><text:span text:style-name="T2">R</text:span><text:span text:style-name="T2">Y</text:span><text:span text:style-name="T2"> </text:span><text:span text:style-name="T2">K</text:span><text:span text:style-name="T2">E</text:span><text:span text:style-name="T2">Y</text:span><text:span text:style-name="T2">,</text:span><text:span text:style-name="T4"><text:line-break/></text:span><text:span text:style-name="T4"> </text:span><text:span text:style-name="T4"><text:s/></text:span><text:span text:style-name="T4">x</text:span><text:span text:style-name="T4">z</text:span><text:span text:style-name="T4">_</text:span><text:span text:style-name="T4">i</text:span><text:span text:style-name="T4">d</text:span><text:span text:style-name="T4"> </text:span><text:span text:style-name="T2">I</text:span><text:span text:style-name="T2">N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4">X</text:span><text:span text:style-name="T4">Z</text:span><text:span text:style-name="T4">(</text:span><text:span text:style-name="T4">i</text:span><text:span text:style-name="T4">d</text:span><text:span text:style-name="T4">)</text:span><text:span text:style-name="T4">,</text:span><text:span text:style-name="T4"> </text:span><text:span text:style-name="T4"><text:line-break/></text:span><text:span text:style-name="T5"> </text:span><text:span text:style-name="T5"><text:s/></text:span><text:span text:style-name="T5">y</text:span><text:span text:style-name="T5">_</text:span><text:span text:style-name="T5">i</text:span><text:span text:style-name="T5">d</text:span><text:span text:style-name="T5"> </text:span><text:span text:style-name="T6">I</text:span><text:span text:style-name="T6">N</text:span><text:span text:style-name="T6">T</text:span><text:span text:style-name="T6"> </text:span><text:span text:style-name="T6">N</text:span><text:span text:style-name="T6">O</text:span><text:span text:style-name="T6">T</text:span><text:span text:style-name="T6"> </text:span><text:span text:style-name="T6">N</text:span><text:span text:style-name="T6">U</text:span><text:span text:style-name="T6">L</text:span><text:span text:style-name="T6">L</text:span><text:span text:style-name="T6"> </text:span><text:span text:style-name="T6">U</text:span><text:span text:style-name="T6">N</text:span><text:span text:style-name="T6">I</text:span><text:span text:style-name="T6">Q</text:span><text:span text:style-name="T6">U</text:span><text:span text:style-name="T6">E</text:span><text:span text:style-name="T6"> </text:span><text:span text:style-name="T6">R</text:span><text:span text:style-name="T6">E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text:span text:style-name="T6">S</text:span><text:span text:style-name="T6"> </text:span><text:span text:style-name="T6">Y</text:span><text:span text:style-name="T5">(</text:span><text:span text:style-name="T5">i</text:span><text:span text:style-name="T5">d</text:span><text:span text:style-name="T5">)</text:span><text:span text:style-name="T5"><text:line-break/></text:span><text:span text:style-name="T5">)</text:span><text:span text:style-name="T5">;</text:span></text:p>
          <text:p text:style-name="P16"><text:span text:style-name="T5"/></text:p>
          <text:p text:style-name="P16"><text:span text:style-name="T5">+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o</text:span><text:span text:style-name="T5">g</text:span><text:span text:style-name="T5">i</text:span><text:span text:style-name="T5">c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3.275cm" svg:x2="5.397cm" svg:y2="3.275cm">
          <text:p/>
        </draw:line>
        <draw:line draw:style-name="gr2" draw:text-style-name="P2" draw:layer="layout" svg:x1="8.89cm" svg:y1="4.445cm" svg:x2="5.397cm" svg:y2="3.275cm">
          <text:p/>
        </draw:line>
        <draw:line draw:style-name="gr2" draw:text-style-name="P2" draw:layer="layout" svg:x1="1.895cm" svg:y1="7.074cm" svg:x2="5.397cm" svg:y2="7.085cm">
          <text:p/>
        </draw:line>
        <draw:line draw:style-name="gr2" draw:text-style-name="P2" draw:layer="layout" svg:x1="8.89cm" svg:y1="8.255cm" svg:x2="5.397cm" svg:y2="7.086cm">
          <text:p/>
        </draw:line>
        <draw:custom-shape draw:style-name="gr3" draw:text-style-name="P3" draw:layer="layout" svg:width="0.635cm" svg:height="0.635cm" svg:x="1.587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.587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08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72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21" draw:text-style-name="P1" draw:layer="layout" svg:width="1.601cm" svg:height="6.401cm" svg:x="6.819cm" svg:y="1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" draw:layer="layout" svg:width="1.6cm" svg:height="6.401cm" svg:x="0.952cm" svg:y="1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" draw:layer="layout" svg:width="1.6cm" svg:height="6.401cm" svg:x="3.886cm" svg:y="1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753cm" svg:y1="2.837cm" svg:x2="7.62cm" svg:y2="2.837cm">
          <text:p/>
        </draw:line>
        <draw:line draw:style-name="gr2" draw:text-style-name="P2" draw:layer="layout" svg:x1="1.753cm" svg:y1="5.055cm" svg:x2="7.62cm" svg:y2="5.055cm">
          <text:p/>
        </draw:line>
        <draw:custom-shape draw:style-name="gr23" draw:text-style-name="P3" draw:layer="layout" svg:width="0.534cm" svg:height="0.533cm" svg:x="1.485cm" svg:y="3.7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" draw:layer="layout" svg:width="0.534cm" svg:height="0.534cm" svg:x="1.485cm" svg:y="4.7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534cm" svg:height="0.533cm" svg:x="1.485cm" svg:y="6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533cm" svg:height="0.533cm" svg:x="4.42cm" svg:y="3.7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" draw:layer="layout" svg:width="0.533cm" svg:height="0.534cm" svg:x="4.42cm" svg:y="4.7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533cm" svg:height="0.533cm" svg:x="4.42cm" svg:y="6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1.067cm" svg:height="0.801cm" svg:x="1.219cm" svg:y="1.587cm">
          <text:p text:style-name="P13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1.067cm" svg:height="0.801cm" svg:x="4.152cm" svg:y="1.587cm">
          <text:p text:style-name="P13">Z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753cm" svg:y1="6.037cm" svg:x2="7.62cm" svg:y2="6.037cm">
          <text:p/>
        </draw:line>
        <draw:custom-shape draw:style-name="gr23" draw:text-style-name="P3" draw:layer="layout" svg:width="0.533cm" svg:height="0.533cm" svg:x="7.353cm" svg:y="2.6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4" draw:layer="layout" svg:width="1.067cm" svg:height="0.801cm" svg:x="7.086cm" svg:y="1.587cm">
          <text:p text:style-name="P13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0.533cm" svg:height="0.534cm" svg:x="7.353cm" svg:y="5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753cm" svg:y1="3.005cm" svg:x2="4.686cm" svg:y2="3.005cm">
          <text:p/>
        </draw:line>
        <draw:line draw:style-name="gr2" draw:text-style-name="P2" draw:layer="layout" svg:x1="7.62cm" svg:y1="5.055cm" svg:x2="4.686cm" svg:y2="3.005cm">
          <text:p/>
        </draw:line>
        <draw:line draw:style-name="gr2" draw:text-style-name="P2" draw:layer="layout" svg:x1="1.744cm" svg:y1="6.196cm" svg:x2="4.686cm" svg:y2="6.205cm">
          <text:p/>
        </draw:line>
        <draw:line draw:style-name="gr2" draw:text-style-name="P2" draw:layer="layout" svg:x1="7.62cm" svg:y1="7.188cm" svg:x2="4.686cm" svg:y2="6.206cm">
          <text:p/>
        </draw:line>
        <draw:custom-shape draw:style-name="gr23" draw:text-style-name="P3" draw:layer="layout" svg:width="0.534cm" svg:height="0.533cm" svg:x="1.485cm" svg:y="2.6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533cm" svg:height="0.533cm" svg:x="4.42cm" svg:y="2.6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" draw:layer="layout" svg:width="0.534cm" svg:height="0.534cm" svg:x="1.485cm" svg:y="5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" draw:layer="layout" svg:width="0.533cm" svg:height="0.534cm" svg:x="4.42cm" svg:y="5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533cm" svg:height="0.533cm" svg:x="7.353cm" svg:y="3.7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533cm" svg:height="0.533cm" svg:x="7.353cm" svg:y="6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3" draw:layer="layout" svg:width="0.533cm" svg:height="0.534cm" svg:x="7.353cm" svg:y="4.7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" draw:layer="layout" svg:width="1.601cm" svg:height="6.401cm" svg:x="23.012cm" svg:y="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.6cm" svg:height="6.401cm" svg:x="17.145cm" svg:y="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.6cm" svg:height="6.401cm" svg:x="20.079cm" svg:y="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946cm" svg:y1="2.837cm" svg:x2="23.813cm" svg:y2="2.837cm">
          <text:p/>
        </draw:line>
        <draw:line draw:style-name="gr2" draw:text-style-name="P2" draw:layer="layout" svg:x1="17.946cm" svg:y1="5.055cm" svg:x2="23.813cm" svg:y2="5.055cm">
          <text:p/>
        </draw:line>
        <draw:custom-shape draw:style-name="gr23" draw:text-style-name="P3" draw:layer="layout" svg:width="0.534cm" svg:height="0.533cm" svg:x="17.678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4cm" svg:height="0.534cm" svg:x="17.678cm" svg:y="4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4cm" svg:height="0.533cm" svg:x="17.678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20.613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3cm" svg:height="0.534cm" svg:x="20.613cm" svg:y="4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067cm" svg:height="0.801cm" svg:x="17.412cm" svg:y="1.587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.067cm" svg:height="0.801cm" svg:x="20.345cm" svg:y="1.587cm">
          <text:p text:style-name="P13">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946cm" svg:y1="6.037cm" svg:x2="23.813cm" svg:y2="6.037cm">
          <text:p/>
        </draw:line>
        <draw:custom-shape draw:style-name="gr23" draw:text-style-name="P3" draw:layer="layout" svg:width="0.533cm" svg:height="0.533cm" svg:x="23.546cm" svg:y="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067cm" svg:height="0.801cm" svg:x="23.279cm" svg:y="1.587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533cm" svg:height="0.534cm" svg:x="23.546cm" svg:y="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946cm" svg:y1="3.005cm" svg:x2="20.879cm" svg:y2="3.005cm">
          <text:p/>
        </draw:line>
        <draw:line draw:style-name="gr2" draw:text-style-name="P2" draw:layer="layout" svg:x1="23.813cm" svg:y1="5.055cm" svg:x2="20.879cm" svg:y2="3.005cm">
          <text:p/>
        </draw:line>
        <draw:line draw:style-name="gr2" draw:text-style-name="P2" draw:layer="layout" svg:x1="17.937cm" svg:y1="6.196cm" svg:x2="20.879cm" svg:y2="7.188cm">
          <text:p/>
        </draw:line>
        <draw:line draw:style-name="gr2" draw:text-style-name="P2" draw:layer="layout" svg:x1="23.813cm" svg:y1="7.188cm" svg:x2="20.879cm" svg:y2="7.188cm">
          <text:p/>
        </draw:line>
        <draw:custom-shape draw:style-name="gr23" draw:text-style-name="P3" draw:layer="layout" svg:width="0.534cm" svg:height="0.533cm" svg:x="17.678cm" svg:y="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20.613cm" svg:y="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4cm" svg:height="0.534cm" svg:x="17.678cm" svg:y="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3cm" svg:height="0.534cm" svg:x="20.613cm" svg:y="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23.546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23.546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3cm" svg:height="0.534cm" svg:x="23.546cm" svg:y="4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20.613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6cm" svg:height="6.4cm" svg:x="15.074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6cm" svg:height="6.4cm" svg:x="9.207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6cm" svg:height="6.4cm" svg:x="12.141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7cm" svg:y1="8.553cm" svg:x2="15.874cm" svg:y2="8.553cm">
          <text:p/>
        </draw:line>
        <draw:line draw:style-name="gr2" draw:text-style-name="P2" draw:layer="layout" svg:x1="10.007cm" svg:y1="10.77cm" svg:x2="15.874cm" svg:y2="10.77cm">
          <text:p/>
        </draw:line>
        <draw:custom-shape draw:style-name="gr24" draw:text-style-name="P3" draw:layer="layout" svg:width="0.534cm" svg:height="0.534cm" svg:x="9.74cm" svg:y="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4cm" svg:height="0.533cm" svg:x="9.74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4cm" svg:height="0.534cm" svg:x="9.74cm" svg:y="1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3cm" svg:height="0.534cm" svg:x="12.674cm" svg:y="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12.674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1.067cm" svg:height="0.8cm" svg:x="9.474cm" svg:y="7.303cm">
          <text:p text:style-name="P13">X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1.067cm" svg:height="0.8cm" svg:x="12.407cm" svg:y="7.303cm">
          <text:p text:style-name="P13">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07cm" svg:y1="11.753cm" svg:x2="15.874cm" svg:y2="11.753cm">
          <text:p/>
        </draw:line>
        <draw:custom-shape draw:style-name="gr23" draw:text-style-name="P3" draw:layer="layout" svg:width="0.533cm" svg:height="0.533cm" svg:x="15.607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1.066cm" svg:height="0.8cm" svg:x="15.34cm" svg:y="7.303cm">
          <text:p text:style-name="P13">Y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533cm" svg:height="0.533cm" svg:x="15.607cm" svg:y="11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7cm" svg:y1="8.721cm" svg:x2="12.94cm" svg:y2="9.703cm">
          <text:p/>
        </draw:line>
        <draw:line draw:style-name="gr2" draw:text-style-name="P2" draw:layer="layout" svg:x1="15.874cm" svg:y1="9.703cm" svg:x2="12.94cm" svg:y2="9.703cm">
          <text:p/>
        </draw:line>
        <draw:line draw:style-name="gr2" draw:text-style-name="P2" draw:layer="layout" svg:x1="9.999cm" svg:y1="11.911cm" svg:x2="12.94cm" svg:y2="12.903cm">
          <text:p/>
        </draw:line>
        <draw:line draw:style-name="gr2" draw:text-style-name="P2" draw:layer="layout" svg:x1="15.874cm" svg:y1="12.903cm" svg:x2="12.94cm" svg:y2="12.903cm">
          <text:p/>
        </draw:line>
        <draw:custom-shape draw:style-name="gr23" draw:text-style-name="P3" draw:layer="layout" svg:width="0.534cm" svg:height="0.533cm" svg:x="9.74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12.674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4cm" svg:height="0.533cm" svg:x="9.74cm" svg:y="11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12.674cm" svg:y="11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3cm" svg:height="0.534cm" svg:x="15.607cm" svg:y="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3cm" svg:height="0.534cm" svg:x="15.607cm" svg:y="1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533cm" svg:height="0.533cm" svg:x="15.607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533cm" svg:height="0.534cm" svg:x="12.674cm" svg:y="1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6T09:50:50.584066200</meta:creation-date>
    <meta:editing-duration>PT2H22M2S</meta:editing-duration>
    <meta:editing-cycles>48</meta:editing-cycles>
    <meta:generator>LibreOffice/25.2.3.2$Windows_x86 LibreOffice_project/bbb074479178df812d175f709636b368952c2ce3</meta:generator>
    <dc:date>2025-09-26T12:28:29.779479500</dc:date>
    <meta:print-date>2025-09-26T11:33:38.543158400</meta:print-date>
    <meta:printed-by>PDF files</meta:printed-by>
    <meta:document-statistic meta:object-count="586"/>
  </office:meta>
</office:document-meta>
</file>